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e181e" fo:font-weight="bold" officeooo:rsid="0010d4a6" officeooo:paragraph-rsid="001f2870" style:font-weight-asian="bold" style:font-weight-complex="bold"/>
    </style:style>
    <style:style style:name="P2" style:family="paragraph" style:parent-style-name="Standard">
      <style:text-properties fo:color="#ce181e" fo:font-weight="bold" officeooo:paragraph-rsid="001f2870" style:font-weight-asian="bold" style:font-weight-complex="bold"/>
    </style:style>
    <style:style style:name="P3" style:family="paragraph" style:parent-style-name="Standard">
      <style:paragraph-properties fo:text-align="center" style:justify-single-word="false"/>
      <style:text-properties fo:color="#ce181e" fo:font-weight="bold" officeooo:paragraph-rsid="001f2870" style:font-weight-asian="bold" style:font-weight-complex="bold"/>
    </style:style>
    <style:style style:name="P4" style:family="paragraph" style:parent-style-name="Standard">
      <style:text-properties fo:font-weight="bold" officeooo:paragraph-rsid="001f2870" style:font-weight-asian="bold" style:font-weight-complex="bold"/>
    </style:style>
    <style:style style:name="P5" style:family="paragraph" style:parent-style-name="Standard">
      <style:paragraph-properties fo:text-align="center" style:justify-single-word="false"/>
      <style:text-properties fo:font-weight="bold" officeooo:paragraph-rsid="001f2870" style:font-weight-asian="bold" style:font-weight-complex="bold"/>
    </style:style>
    <style:style style:name="P6" style:family="paragraph" style:parent-style-name="Standard">
      <style:text-properties fo:font-weight="bold" officeooo:paragraph-rsid="0023e96f" style:font-weight-asian="bold" style:font-weight-complex="bold"/>
    </style:style>
    <style:style style:name="P7" style:family="paragraph" style:parent-style-name="Standard">
      <style:text-properties officeooo:paragraph-rsid="001f2870"/>
    </style:style>
    <style:style style:name="P8" style:family="paragraph" style:parent-style-name="Standard">
      <style:paragraph-properties fo:text-align="start" style:justify-single-word="false"/>
      <style:text-properties style:use-window-font-color="true" fo:font-weight="bold" officeooo:rsid="001658d1" officeooo:paragraph-rsid="001f2870" style:font-weight-asian="bold" style:font-weight-complex="bold"/>
    </style:style>
    <style:style style:name="P9" style:family="paragraph" style:parent-style-name="Standard">
      <style:text-properties style:use-window-font-color="true" fo:font-weight="bold" officeooo:rsid="001658d1" officeooo:paragraph-rsid="001f2870" style:font-weight-asian="bold" style:font-weight-complex="bold"/>
    </style:style>
    <style:style style:name="P10" style:family="paragraph" style:parent-style-name="Standard">
      <style:paragraph-properties fo:text-align="start" style:justify-single-word="false"/>
      <style:text-properties style:use-window-font-color="true" fo:font-weight="bold" officeooo:rsid="0018189f" officeooo:paragraph-rsid="001f2870" style:font-weight-asian="bold" style:font-weight-complex="bold"/>
    </style:style>
    <style:style style:name="P11" style:family="paragraph" style:parent-style-name="Standard">
      <style:paragraph-properties fo:text-align="center" style:justify-single-word="false"/>
      <style:text-properties style:use-window-font-color="true" fo:font-weight="bold" officeooo:rsid="001df406" officeooo:paragraph-rsid="001f2870" style:font-weight-asian="bold" style:font-weight-complex="bold"/>
    </style:style>
    <style:style style:name="P12" style:family="paragraph" style:parent-style-name="Standard">
      <style:text-properties style:use-window-font-color="true" fo:font-weight="bold" officeooo:rsid="001b2366" officeooo:paragraph-rsid="001f2870" style:font-weight-asian="bold" style:font-weight-complex="bold"/>
    </style:style>
    <style:style style:name="P13" style:family="paragraph" style:parent-style-name="Standard">
      <style:text-properties style:use-window-font-color="true" fo:font-weight="bold" officeooo:rsid="00232937" officeooo:paragraph-rsid="00232937" style:font-weight-asian="bold" style:font-weight-complex="bold"/>
    </style:style>
    <style:style style:name="P14" style:family="paragraph" style:parent-style-name="Standard">
      <style:paragraph-properties fo:text-align="center" style:justify-single-word="false"/>
      <style:text-properties style:use-window-font-color="true" fo:font-weight="bold" officeooo:paragraph-rsid="001f2870" style:font-weight-asian="bold" style:font-weight-complex="bold"/>
    </style:style>
    <style:style style:name="P15" style:family="paragraph" style:parent-style-name="Standard">
      <style:text-properties style:use-window-font-color="true" fo:font-weight="bold" officeooo:rsid="002698b0" officeooo:paragraph-rsid="002698b0" style:font-weight-asian="bold" style:font-weight-complex="bold"/>
    </style:style>
    <style:style style:name="P16" style:family="paragraph" style:parent-style-name="Standard">
      <style:text-properties style:use-window-font-color="true" fo:font-weight="bold" officeooo:rsid="0026f25c" officeooo:paragraph-rsid="0026f25c" style:font-weight-asian="bold" style:font-weight-complex="bold"/>
    </style:style>
    <style:style style:name="P17" style:family="paragraph" style:parent-style-name="Standard">
      <style:paragraph-properties fo:text-align="center" style:justify-single-word="false"/>
      <style:text-properties style:use-window-font-color="true" fo:font-weight="bold" officeooo:rsid="0026f25c" officeooo:paragraph-rsid="0026f25c" style:font-weight-asian="bold" style:font-weight-complex="bold"/>
    </style:style>
    <style:style style:name="P18" style:family="paragraph" style:parent-style-name="Standard">
      <style:text-properties style:use-window-font-color="true" fo:font-weight="bold" officeooo:rsid="0028f016" officeooo:paragraph-rsid="0028f016" style:font-weight-asian="bold" style:font-weight-complex="bold"/>
    </style:style>
    <style:style style:name="P19" style:family="paragraph" style:parent-style-name="Standard">
      <style:text-properties style:use-window-font-color="true" fo:font-weight="bold" officeooo:rsid="00298583" officeooo:paragraph-rsid="00298583" style:font-weight-asian="bold" style:font-weight-complex="bold"/>
    </style:style>
    <style:style style:name="P20" style:family="paragraph" style:parent-style-name="Standard">
      <style:text-properties style:use-window-font-color="true" fo:font-weight="bold" officeooo:rsid="00230fc0" officeooo:paragraph-rsid="00232937" style:font-weight-asian="bold" style:font-weight-complex="bold"/>
    </style:style>
    <style:style style:name="P21" style:family="paragraph" style:parent-style-name="Standard">
      <style:text-properties style:use-window-font-color="true" fo:font-weight="bold" officeooo:rsid="00230fc0" officeooo:paragraph-rsid="001f2870" style:font-weight-asian="bold" style:font-weight-complex="bold"/>
    </style:style>
    <style:style style:name="P22" style:family="paragraph" style:parent-style-name="Standard">
      <style:text-properties style:use-window-font-color="true" fo:font-weight="bold" officeooo:rsid="001fdf32" officeooo:paragraph-rsid="001f2870" style:font-weight-asian="bold" style:font-weight-complex="bold"/>
    </style:style>
    <style:style style:name="P23" style:family="paragraph" style:parent-style-name="Standard">
      <style:text-properties style:use-window-font-color="true" fo:font-weight="normal" officeooo:rsid="00172eae" officeooo:paragraph-rsid="001f2870" style:font-weight-asian="normal" style:font-weight-complex="normal"/>
    </style:style>
    <style:style style:name="P24" style:family="paragraph" style:parent-style-name="Standard">
      <style:paragraph-properties fo:text-align="start" style:justify-single-word="false"/>
      <style:text-properties style:use-window-font-color="true" fo:font-weight="normal" officeooo:rsid="00172eae" officeooo:paragraph-rsid="001f2870" style:font-weight-asian="normal" style:font-weight-complex="normal"/>
    </style:style>
    <style:style style:name="P25" style:family="paragraph" style:parent-style-name="Standard">
      <style:text-properties style:use-window-font-color="true" fo:font-weight="normal" officeooo:rsid="001ef422" officeooo:paragraph-rsid="001f2870" style:font-weight-asian="normal" style:font-weight-complex="normal"/>
    </style:style>
    <style:style style:name="P26" style:family="paragraph" style:parent-style-name="Standard">
      <style:text-properties style:use-window-font-color="true" fo:font-weight="normal" officeooo:rsid="001ef422" officeooo:paragraph-rsid="00232937" style:font-weight-asian="normal" style:font-weight-complex="normal"/>
    </style:style>
    <style:style style:name="P27" style:family="paragraph" style:parent-style-name="Standard">
      <style:text-properties style:use-window-font-color="true" fo:font-weight="normal" officeooo:rsid="001fdf32" officeooo:paragraph-rsid="001f2870" style:font-weight-asian="normal" style:font-weight-complex="normal"/>
    </style:style>
    <style:style style:name="P28" style:family="paragraph" style:parent-style-name="Standard">
      <style:paragraph-properties fo:text-align="center" style:justify-single-word="false"/>
      <style:text-properties style:use-window-font-color="true" fo:font-weight="normal" officeooo:rsid="002698b0" officeooo:paragraph-rsid="002698b0" style:font-weight-asian="normal" style:font-weight-complex="normal"/>
    </style:style>
    <style:style style:name="P29" style:family="paragraph" style:parent-style-name="Standard">
      <style:text-properties style:use-window-font-color="true" fo:font-weight="normal" officeooo:rsid="0026f25c" officeooo:paragraph-rsid="0026f25c" style:font-weight-asian="normal" style:font-weight-complex="normal"/>
    </style:style>
    <style:style style:name="P30" style:family="paragraph" style:parent-style-name="Standard">
      <style:paragraph-properties fo:text-align="center" style:justify-single-word="false"/>
      <style:text-properties style:use-window-font-color="true" fo:font-weight="normal" officeooo:rsid="0026f25c" officeooo:paragraph-rsid="0026f25c" style:font-weight-asian="normal" style:font-weight-complex="normal"/>
    </style:style>
    <style:style style:name="P31" style:family="paragraph" style:parent-style-name="Standard">
      <style:paragraph-properties fo:text-align="start" style:justify-single-word="false"/>
      <style:text-properties style:use-window-font-color="true" fo:font-weight="normal" officeooo:rsid="0026f25c" officeooo:paragraph-rsid="0026f25c" style:font-weight-asian="normal" style:font-weight-complex="normal"/>
    </style:style>
    <style:style style:name="P32" style:family="paragraph" style:parent-style-name="Standard">
      <style:text-properties style:use-window-font-color="true" fo:font-weight="normal" officeooo:rsid="001658d1" officeooo:paragraph-rsid="001f2870" style:font-weight-asian="normal" style:font-weight-complex="normal"/>
    </style:style>
    <style:style style:name="P33" style:family="paragraph" style:parent-style-name="Standard">
      <style:paragraph-properties fo:text-align="start" style:justify-single-word="false"/>
      <style:text-properties style:use-window-font-color="true" fo:font-weight="normal" officeooo:rsid="001658d1" officeooo:paragraph-rsid="001f2870" style:font-weight-asian="normal" style:font-weight-complex="normal"/>
    </style:style>
    <style:style style:name="P34" style:family="paragraph" style:parent-style-name="Standard">
      <style:paragraph-properties fo:text-align="start" style:justify-single-word="false"/>
      <style:text-properties style:use-window-font-color="true" fo:font-weight="normal" officeooo:rsid="0018189f" officeooo:paragraph-rsid="001f2870" style:font-weight-asian="normal" style:font-weight-complex="normal"/>
    </style:style>
    <style:style style:name="P35" style:family="paragraph" style:parent-style-name="Standard">
      <style:text-properties style:use-window-font-color="true" fo:font-weight="normal" officeooo:rsid="0018189f" officeooo:paragraph-rsid="001f2870" style:font-weight-asian="normal" style:font-weight-complex="normal"/>
    </style:style>
    <style:style style:name="P36" style:family="paragraph" style:parent-style-name="Standard">
      <style:text-properties style:use-window-font-color="true" fo:font-weight="normal" officeooo:rsid="0020fb2d" officeooo:paragraph-rsid="001f2870" style:font-weight-asian="normal" style:font-weight-complex="normal"/>
    </style:style>
    <style:style style:name="P37" style:family="paragraph" style:parent-style-name="Standard">
      <style:text-properties style:use-window-font-color="true" fo:font-weight="normal" officeooo:rsid="0023011f" officeooo:paragraph-rsid="001f2870" style:font-weight-asian="normal" style:font-weight-complex="normal"/>
    </style:style>
    <style:style style:name="P38" style:family="paragraph" style:parent-style-name="Standard">
      <style:text-properties style:use-window-font-color="true" fo:font-weight="normal" officeooo:rsid="00230fc0" officeooo:paragraph-rsid="001f2870" style:font-weight-asian="normal" style:font-weight-complex="normal"/>
    </style:style>
    <style:style style:name="P39" style:family="paragraph" style:parent-style-name="Standard">
      <style:text-properties style:use-window-font-color="true" fo:font-weight="normal" officeooo:rsid="0019cef4" officeooo:paragraph-rsid="001f2870"/>
    </style:style>
    <style:style style:name="P40" style:family="paragraph" style:parent-style-name="Standard">
      <style:text-properties style:use-window-font-color="true" fo:font-weight="normal" officeooo:rsid="001b2366" officeooo:paragraph-rsid="001f2870"/>
    </style:style>
    <style:style style:name="P41" style:family="paragraph" style:parent-style-name="Standard">
      <style:text-properties style:use-window-font-color="true" fo:font-weight="normal" officeooo:rsid="001b2366" officeooo:paragraph-rsid="00232937"/>
    </style:style>
    <style:style style:name="P42" style:family="paragraph" style:parent-style-name="Standard">
      <style:text-properties style:use-window-font-color="true" fo:font-weight="normal" officeooo:paragraph-rsid="001f2870"/>
    </style:style>
    <style:style style:name="P43" style:family="paragraph" style:parent-style-name="Standard">
      <style:text-properties style:use-window-font-color="true" fo:font-style="italic" fo:font-weight="normal" officeooo:paragraph-rsid="001f2870" style:font-style-asian="italic" style:font-style-complex="italic"/>
    </style:style>
    <style:style style:name="P44" style:family="paragraph" style:parent-style-name="Standard">
      <style:paragraph-properties fo:text-align="center" style:justify-single-word="false"/>
      <style:text-properties style:use-window-font-color="true" fo:font-style="italic" fo:font-weight="normal" officeooo:paragraph-rsid="001f2870" style:font-style-asian="italic" style:font-weight-asian="normal" style:font-style-complex="italic" style:font-weight-complex="normal"/>
    </style:style>
    <style:style style:name="P45" style:family="paragraph" style:parent-style-name="Standard">
      <style:text-properties style:use-window-font-color="true" fo:font-style="italic" style:text-underline-style="none" officeooo:rsid="001f3646" officeooo:paragraph-rsid="00211e7e" style:font-style-asian="italic" style:font-style-complex="italic"/>
    </style:style>
    <style:style style:name="P46" style:family="paragraph" style:parent-style-name="Standard">
      <style:text-properties style:use-window-font-color="true" fo:font-style="italic" style:text-underline-style="none" officeooo:rsid="00211e7e" officeooo:paragraph-rsid="00211e7e" style:font-style-asian="italic" style:font-style-complex="italic"/>
    </style:style>
    <style:style style:name="P47" style:family="paragraph" style:parent-style-name="Standard">
      <style:paragraph-properties fo:text-align="center" style:justify-single-word="false"/>
      <style:text-properties style:use-window-font-color="true" fo:font-size="18pt" style:text-underline-style="solid" style:text-underline-width="auto" style:text-underline-color="font-color" fo:font-weight="bold" officeooo:rsid="00224f86" officeooo:paragraph-rsid="00224f86" style:font-size-asian="18pt" style:font-weight-asian="bold" style:font-size-complex="18pt" style:font-weight-complex="bold"/>
    </style:style>
    <style:style style:name="P48" style:family="paragraph" style:parent-style-name="Standard">
      <style:paragraph-properties fo:text-align="center" style:justify-single-word="false"/>
      <style:text-properties style:use-window-font-color="true" fo:font-size="18pt" style:text-underline-style="solid" style:text-underline-width="auto" style:text-underline-color="font-color" fo:font-weight="bold" officeooo:rsid="001983bc" officeooo:paragraph-rsid="001f2870" style:font-size-asian="18pt" style:font-weight-asian="bold" style:font-size-complex="18pt" style:font-weight-complex="bold"/>
    </style:style>
    <style:style style:name="P49" style:family="paragraph" style:parent-style-name="Standard">
      <style:paragraph-properties fo:text-align="center" style:justify-single-word="false"/>
      <style:text-properties style:use-window-font-color="true" fo:font-size="18pt" style:text-underline-style="solid" style:text-underline-width="auto" style:text-underline-color="font-color" fo:font-weight="bold" officeooo:rsid="001983bc" officeooo:paragraph-rsid="00232937" style:font-size-asian="18pt" style:font-weight-asian="bold" style:font-size-complex="18pt" style:font-weight-complex="bold"/>
    </style:style>
    <style:style style:name="P50" style:family="paragraph" style:parent-style-name="Standard">
      <style:text-properties style:use-window-font-color="true" officeooo:rsid="001f2870" officeooo:paragraph-rsid="001f2870"/>
    </style:style>
    <style:style style:name="P51" style:family="paragraph" style:parent-style-name="Standard">
      <style:text-properties style:use-window-font-color="true" style:text-underline-style="none" officeooo:rsid="001f3646" officeooo:paragraph-rsid="001f3646"/>
    </style:style>
    <style:style style:name="P52" style:family="paragraph" style:parent-style-name="Standard">
      <style:text-properties style:use-window-font-color="true" fo:font-size="12pt" fo:font-weight="normal" officeooo:rsid="00227d64" officeooo:paragraph-rsid="00232937" style:font-size-asian="10.5pt" style:font-weight-asian="normal" style:font-size-complex="12pt" style:font-weight-complex="normal"/>
    </style:style>
    <style:style style:name="P53" style:family="paragraph" style:parent-style-name="Standard">
      <style:text-properties style:use-window-font-color="true" fo:font-style="normal" fo:font-weight="normal" officeooo:rsid="00232937" officeooo:paragraph-rsid="00232937" style:font-style-asian="normal" style:font-style-complex="normal"/>
    </style:style>
    <style:style style:name="P54" style:family="paragraph" style:parent-style-name="Standard">
      <style:text-properties style:use-window-font-color="true" style:text-underline-style="solid" style:text-underline-width="auto" style:text-underline-color="font-color" fo:font-weight="normal" officeooo:rsid="001f2870" officeooo:paragraph-rsid="001f2870" style:font-weight-asian="normal" style:font-weight-complex="normal"/>
    </style:style>
    <style:style style:name="P55" style:family="paragraph" style:parent-style-name="Standard">
      <style:paragraph-properties fo:text-align="start" style:justify-single-word="false"/>
      <style:text-properties style:use-window-font-color="true" style:text-underline-style="solid" style:text-underline-width="auto" style:text-underline-color="font-color" fo:font-weight="normal" officeooo:rsid="0018189f" officeooo:paragraph-rsid="001f2870" style:font-weight-asian="normal" style:font-weight-complex="normal"/>
    </style:style>
    <style:style style:name="P56" style:family="paragraph" style:parent-style-name="Standard">
      <style:text-properties style:use-window-font-color="true" style:text-underline-style="solid" style:text-underline-width="auto" style:text-underline-color="font-color" fo:font-weight="normal" officeooo:rsid="0018189f" officeooo:paragraph-rsid="001f2870" style:font-weight-asian="normal" style:font-weight-complex="normal"/>
    </style:style>
    <style:style style:name="P57" style:family="paragraph" style:parent-style-name="Standard">
      <style:text-properties style:use-window-font-color="true" style:text-underline-style="solid" style:text-underline-width="auto" style:text-underline-color="font-color" officeooo:rsid="001f3646" officeooo:paragraph-rsid="001f3646"/>
    </style:style>
    <style:style style:name="P58" style:family="paragraph" style:parent-style-name="Standard">
      <style:text-properties officeooo:rsid="001df406" officeooo:paragraph-rsid="001f2870"/>
    </style:style>
    <style:style style:name="P59" style:family="paragraph" style:parent-style-name="Standard">
      <style:text-properties fo:font-weight="normal" officeooo:rsid="001df406" officeooo:paragraph-rsid="001f2870" style:font-weight-asian="normal" style:font-weight-complex="normal"/>
    </style:style>
    <style:style style:name="P60" style:family="paragraph" style:parent-style-name="Standard">
      <style:text-properties fo:font-weight="normal" officeooo:paragraph-rsid="001f2870" style:font-weight-asian="normal" style:font-weight-complex="normal"/>
    </style:style>
    <style:style style:name="P61" style:family="paragraph" style:parent-style-name="Standard">
      <style:text-properties fo:font-weight="normal" officeooo:rsid="0023011f" officeooo:paragraph-rsid="001f2870" style:font-weight-asian="normal" style:font-weight-complex="normal"/>
    </style:style>
    <style:style style:name="P62" style:family="paragraph" style:parent-style-name="Standard">
      <style:text-properties fo:color="#ed1c24" officeooo:paragraph-rsid="001f2870"/>
    </style:style>
    <style:style style:name="P63" style:family="paragraph" style:parent-style-name="Standard">
      <style:paragraph-properties fo:text-align="center" style:justify-single-word="false"/>
      <style:text-properties fo:font-size="18pt" fo:font-weight="bold" officeooo:paragraph-rsid="001f2870" style:font-size-asian="18pt" style:font-weight-asian="bold" style:font-size-complex="18pt" style:font-weight-complex="bold"/>
    </style:style>
    <style:style style:name="P64" style:family="paragraph" style:parent-style-name="Standard">
      <style:text-properties officeooo:paragraph-rsid="0023e96f"/>
    </style:style>
    <style:style style:name="P65"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1f2870" style:font-size-asian="14pt" style:font-weight-asian="bold" style:font-size-complex="14pt" style:font-weight-complex="bold"/>
    </style:style>
    <style:style style:name="P66" style:family="paragraph" style:parent-style-name="Standard">
      <style:text-properties officeooo:paragraph-rsid="0024b2b2"/>
    </style:style>
    <style:style style:name="P67" style:family="paragraph" style:parent-style-name="Standard">
      <style:text-properties fo:font-variant="normal" fo:text-transform="none" fo:color="#000000" style:font-name="Liberation Serif" fo:font-size="12pt" fo:letter-spacing="normal" fo:font-style="normal" fo:font-weight="normal" officeooo:rsid="001983bc" officeooo:paragraph-rsid="001f2870" style:font-size-asian="12pt" style:font-weight-asian="normal" style:font-size-complex="12pt" style:font-weight-complex="normal"/>
    </style:style>
    <style:style style:name="P68" style:family="paragraph" style:parent-style-name="Standard">
      <style:text-properties fo:font-variant="normal" fo:text-transform="none" fo:color="#000000" style:font-name="Liberation Serif" fo:font-size="12pt" fo:letter-spacing="normal" fo:font-style="normal" fo:font-weight="normal" officeooo:rsid="001cb7fe" officeooo:paragraph-rsid="001f2870" style:font-size-asian="12pt" style:font-weight-asian="normal" style:font-size-complex="12pt" style:font-weight-complex="normal"/>
    </style:style>
    <style:style style:name="P69" style:family="paragraph" style:parent-style-name="Standard">
      <style:text-properties fo:font-variant="normal" fo:text-transform="none" fo:color="#000000" style:font-name="Liberation Serif" fo:font-size="12pt" fo:letter-spacing="normal" fo:font-style="normal" fo:font-weight="normal" officeooo:rsid="001cc40b" officeooo:paragraph-rsid="001f2870" style:font-size-asian="12pt" style:font-weight-asian="normal" style:font-size-complex="12pt" style:font-weight-complex="normal"/>
    </style:style>
    <style:style style:name="P70" style:family="paragraph" style:parent-style-name="Standard">
      <style:text-properties fo:font-variant="normal" fo:text-transform="none" fo:color="#000000" style:font-name="Liberation Serif" fo:font-size="12pt" fo:letter-spacing="normal" fo:font-style="normal" fo:font-weight="normal" officeooo:rsid="0019cef4" officeooo:paragraph-rsid="001f2870" style:font-size-asian="12pt" style:font-weight-asian="normal" style:font-size-complex="12pt" style:font-weight-complex="normal"/>
    </style:style>
    <style:style style:name="P71" style:family="paragraph" style:parent-style-name="Standard">
      <style:text-properties fo:font-variant="normal" fo:text-transform="none" fo:color="#000000" style:font-name="Liberation Serif" fo:font-size="12pt" fo:letter-spacing="normal" fo:font-style="normal" fo:font-weight="normal" officeooo:rsid="001b2366" officeooo:paragraph-rsid="00232937" style:font-size-asian="12pt" style:font-weight-asian="normal" style:font-size-complex="12pt" style:font-weight-complex="normal"/>
    </style:style>
    <style:style style:name="P72" style:family="paragraph" style:parent-style-name="Standard">
      <style:text-properties fo:font-variant="normal" fo:text-transform="none" fo:color="#000000" style:font-name="Liberation Serif" fo:font-size="12pt" fo:letter-spacing="normal" fo:font-style="normal" fo:font-weight="bold" officeooo:rsid="001cc40b" officeooo:paragraph-rsid="001f2870" style:font-size-asian="12pt" style:font-weight-asian="bold" style:font-size-complex="12pt" style:font-weight-complex="bold"/>
    </style:style>
    <style:style style:name="P73" style:family="paragraph" style:parent-style-name="Standard">
      <style:text-properties fo:font-variant="normal" fo:text-transform="none" fo:color="#000000" style:font-name="Liberation Serif" fo:font-size="12pt" fo:letter-spacing="normal" fo:font-style="italic" fo:font-weight="normal" officeooo:rsid="001983bc" officeooo:paragraph-rsid="001f2870" style:font-size-asian="12pt" style:font-style-asian="italic" style:font-weight-asian="normal" style:font-size-complex="12pt" style:font-style-complex="italic" style:font-weight-complex="normal"/>
    </style:style>
    <style:style style:name="P74" style:family="paragraph" style:parent-style-name="Standard">
      <style:text-properties fo:font-variant="normal" fo:text-transform="none" fo:color="#000000" style:font-name="Liberation Serif" fo:font-size="12pt" fo:letter-spacing="normal" fo:language="en" fo:country="US" fo:font-style="normal" fo:font-weight="normal" officeooo:rsid="001df406" officeooo:paragraph-rsid="001f2870" style:font-size-asian="12pt" style:font-weight-asian="normal" style:font-size-complex="12pt" style:font-weight-complex="normal"/>
    </style:style>
    <style:style style:name="P75" style:family="paragraph" style:parent-style-name="Standard">
      <style:paragraph-properties fo:text-align="center"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bold" officeooo:rsid="00232937" officeooo:paragraph-rsid="001f2870" style:font-size-asian="18pt" style:font-weight-asian="bold" style:font-size-complex="18pt" style:font-weight-complex="bold"/>
    </style:style>
    <style:style style:name="P76" style:family="paragraph" style:parent-style-name="Standard">
      <style:paragraph-properties fo:padding-left="0cm" fo:padding-right="0cm" fo:padding-top="0cm" fo:padding-bottom="0.074cm" fo:border-left="none" fo:border-right="none" fo:border-top="none" fo:border-bottom="0.06pt solid #000000" style:join-border="false"/>
      <style:text-properties style:use-window-font-color="true" fo:font-style="italic" style:text-underline-style="none" officeooo:rsid="001f3646" officeooo:paragraph-rsid="00211e7e" style:font-style-asian="italic" style:font-style-complex="italic"/>
    </style:style>
    <style:style style:name="P7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use-window-font-color="true" fo:font-weight="normal" officeooo:rsid="001ef422" officeooo:paragraph-rsid="001f2870" style:font-weight-asian="normal" style:font-weight-complex="normal"/>
    </style:style>
    <style:style style:name="P7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use-window-font-color="true" fo:font-weight="bold" officeooo:rsid="00230fc0" officeooo:paragraph-rsid="001f2870" style:font-weight-asian="bold" style:font-weight-complex="bold"/>
    </style:style>
    <style:style style:name="P7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1f2870"/>
    </style:style>
    <style:style style:name="P80" style:family="paragraph" style:parent-style-name="Standard" style:list-style-name="L1">
      <style:text-properties style:use-window-font-color="true" officeooo:rsid="001f2870" officeooo:paragraph-rsid="001f2870"/>
    </style:style>
    <style:style style:name="P81" style:family="paragraph" style:parent-style-name="Standard" style:list-style-name="L1">
      <style:text-properties style:use-window-font-color="true" style:text-underline-style="none" officeooo:rsid="001f3646" officeooo:paragraph-rsid="001f3646"/>
    </style:style>
    <style:style style:name="P82" style:family="paragraph" style:parent-style-name="Standard" style:list-style-name="L3">
      <style:paragraph-properties fo:text-align="start" style:justify-single-word="false"/>
      <style:text-properties style:use-window-font-color="true" fo:font-weight="normal" officeooo:rsid="001ef422" officeooo:paragraph-rsid="001f2870" style:font-weight-asian="normal" style:font-weight-complex="normal"/>
    </style:style>
    <style:style style:name="P83" style:family="paragraph" style:parent-style-name="Standard" style:list-style-name="L6">
      <style:text-properties style:use-window-font-color="true" fo:font-weight="normal" officeooo:rsid="001fdf32" officeooo:paragraph-rsid="001f2870" style:font-weight-asian="normal" style:font-weight-complex="normal"/>
    </style:style>
    <style:style style:name="P84" style:family="paragraph" style:parent-style-name="Standard" style:list-style-name="L7">
      <style:text-properties style:use-window-font-color="true" fo:font-weight="normal" officeooo:rsid="0022989b" officeooo:paragraph-rsid="001f2870" style:font-weight-asian="normal" style:font-weight-complex="normal"/>
    </style:style>
    <style:style style:name="P85" style:family="paragraph" style:parent-style-name="Standard" style:list-style-name="L9">
      <style:text-properties style:use-window-font-color="true" fo:font-weight="normal" officeooo:rsid="0024b2b2" officeooo:paragraph-rsid="0024b2b2" style:font-weight-asian="normal" style:font-weight-complex="normal"/>
    </style:style>
    <style:style style:name="P86" style:family="paragraph" style:parent-style-name="Standard" style:list-style-name="L10">
      <style:text-properties style:use-window-font-color="true" fo:font-weight="normal" officeooo:rsid="0024b2b2" officeooo:paragraph-rsid="0026f25c" style:font-weight-asian="normal" style:font-weight-complex="normal"/>
    </style:style>
    <style:style style:name="P87" style:family="paragraph" style:parent-style-name="Standard" style:list-style-name="L8">
      <style:paragraph-properties fo:text-align="start" style:justify-single-word="false"/>
      <style:text-properties style:use-window-font-color="true" fo:font-size="12pt" style:text-underline-style="none" fo:font-weight="normal" officeooo:rsid="00224f86" officeooo:paragraph-rsid="00224f86" style:font-size-asian="10.5pt" style:font-weight-asian="normal" style:font-size-complex="12pt" style:font-weight-complex="normal"/>
    </style:style>
    <style:style style:name="P88" style:family="paragraph" style:parent-style-name="Standard" style:list-style-name="L9">
      <style:text-properties style:use-window-font-color="true" fo:font-weight="bold" officeooo:rsid="0026f25c" officeooo:paragraph-rsid="0026f25c" style:font-weight-asian="bold" style:font-weight-complex="bold"/>
    </style:style>
    <style:style style:name="P89" style:family="paragraph" style:parent-style-name="Standard" style:list-style-name="L10">
      <style:text-properties style:use-window-font-color="true" fo:font-weight="bold" officeooo:rsid="002698b0" officeooo:paragraph-rsid="0026f25c" style:font-weight-asian="bold" style:font-weight-complex="bold"/>
    </style:style>
    <style:style style:name="P90" style:family="paragraph" style:parent-style-name="Standard" style:list-style-name="L10">
      <style:text-properties style:use-window-font-color="true" fo:font-weight="bold" officeooo:rsid="0028f016" officeooo:paragraph-rsid="0028f016" style:font-weight-asian="bold" style:font-weight-complex="bold"/>
    </style:style>
    <style:style style:name="P91" style:family="paragraph" style:parent-style-name="Standard" style:list-style-name="L26">
      <style:text-properties style:use-window-font-color="true" fo:font-weight="bold" officeooo:rsid="0010d4a6" officeooo:paragraph-rsid="001f2870" style:font-weight-asian="bold" style:font-weight-complex="bold"/>
    </style:style>
    <style:style style:name="P92" style:family="paragraph" style:parent-style-name="Standard">
      <style:text-properties style:use-window-font-color="true" fo:font-weight="bold" officeooo:rsid="002f0c1c" officeooo:paragraph-rsid="002f0c1c" style:font-weight-asian="bold" style:font-weight-complex="bold"/>
    </style:style>
    <style:style style:name="P93" style:family="paragraph" style:parent-style-name="Standard">
      <style:paragraph-properties fo:text-align="center" style:justify-single-word="false"/>
      <style:text-properties style:use-window-font-color="true" fo:font-size="18pt" fo:font-weight="bold" officeooo:rsid="001fdf32" officeooo:paragraph-rsid="002ccde3" style:font-size-asian="18pt" style:font-weight-asian="bold" style:font-size-complex="18pt" style:font-weight-complex="bold"/>
    </style:style>
    <style:style style:name="P94" style:family="paragraph" style:parent-style-name="Standard" style:list-style-name="L2">
      <style:text-properties officeooo:paragraph-rsid="001f2870"/>
    </style:style>
    <style:style style:name="P95" style:family="paragraph" style:parent-style-name="Standard" style:list-style-name="L2">
      <style:text-properties officeooo:rsid="0013d607" officeooo:paragraph-rsid="001f2870"/>
    </style:style>
    <style:style style:name="P96" style:family="paragraph" style:parent-style-name="Standard" style:list-style-name="L4">
      <style:text-properties fo:font-variant="normal" fo:text-transform="none" fo:color="#000000" style:font-name="Liberation Serif" fo:font-size="12pt" fo:letter-spacing="normal" fo:font-style="normal" fo:font-weight="normal" officeooo:rsid="001cb7fe" officeooo:paragraph-rsid="001f2870" style:font-size-asian="12pt" style:font-weight-asian="normal" style:font-size-complex="12pt" style:font-weight-complex="normal"/>
    </style:style>
    <style:style style:name="P97" style:family="paragraph" style:parent-style-name="Standard" style:list-style-name="L5">
      <style:text-properties fo:font-variant="normal" fo:text-transform="none" fo:color="#000000" style:font-name="Liberation Serif" fo:font-size="12pt" fo:letter-spacing="normal" fo:font-style="normal" fo:font-weight="normal" officeooo:rsid="001cb7fe" officeooo:paragraph-rsid="001f2870" style:font-size-asian="12pt" style:font-weight-asian="normal" style:font-size-complex="12pt" style:font-weight-complex="normal"/>
    </style:style>
    <style:style style:name="P98" style:family="paragraph" style:parent-style-name="Standard" style:list-style-name="L4">
      <style:text-properties fo:font-variant="normal" fo:text-transform="none" fo:color="#000000" style:font-name="Liberation Serif" fo:font-size="12pt" fo:letter-spacing="normal" fo:font-style="normal" fo:font-weight="normal" officeooo:rsid="001cc40b" officeooo:paragraph-rsid="001f2870" style:font-size-asian="12pt" style:font-weight-asian="normal" style:font-size-complex="12pt" style:font-weight-complex="normal"/>
    </style:style>
    <style:style style:name="P99" style:family="paragraph" style:parent-style-name="Standard" style:list-style-name="L5">
      <style:text-properties fo:font-variant="normal" fo:text-transform="none" fo:color="#000000" style:font-name="Liberation Serif" fo:font-size="12pt" fo:letter-spacing="normal" fo:font-style="normal" fo:font-weight="normal" officeooo:rsid="001cc40b" officeooo:paragraph-rsid="001f2870" style:font-size-asian="12pt" style:font-weight-asian="normal" style:font-size-complex="12pt" style:font-weight-complex="normal"/>
    </style:style>
    <style:style style:name="P100" style:family="paragraph" style:parent-style-name="Standard" style:list-style-name="L5">
      <style:text-properties fo:font-variant="normal" fo:text-transform="none" fo:color="#000000" style:font-name="Liberation Serif" fo:font-size="12pt" fo:letter-spacing="normal" fo:font-style="normal" fo:font-weight="normal" officeooo:rsid="001b72ac" officeooo:paragraph-rsid="001f2870" style:font-size-asian="12pt" style:font-weight-asian="normal" style:font-size-complex="12pt" style:font-weight-complex="normal"/>
    </style:style>
    <style:style style:name="P101" style:family="paragraph" style:parent-style-name="Standard" style:list-style-name="L5">
      <style:text-properties fo:font-variant="normal" fo:text-transform="none" fo:color="#000000" style:font-name="Liberation Serif" fo:font-size="12pt" fo:letter-spacing="normal" fo:font-style="normal" fo:font-weight="normal" officeooo:rsid="001df406" officeooo:paragraph-rsid="001f2870" style:font-size-asian="12pt" style:font-weight-asian="normal" style:font-size-complex="12pt" style:font-weight-complex="normal"/>
    </style:style>
    <style:style style:name="P102" style:family="paragraph" style:parent-style-name="Standard" style:list-style-name="L5">
      <style:text-properties officeooo:paragraph-rsid="001f2870"/>
    </style:style>
    <style:style style:name="P103" style:family="paragraph" style:parent-style-name="Standard" style:list-style-name="L5">
      <style:text-properties officeooo:rsid="001cb7fe" officeooo:paragraph-rsid="001f2870"/>
    </style:style>
    <style:style style:name="P104" style:family="paragraph" style:parent-style-name="Standard" style:list-style-name="L7">
      <style:text-properties fo:font-weight="normal" officeooo:paragraph-rsid="001f2870" style:font-weight-asian="normal" style:font-weight-complex="normal"/>
    </style:style>
    <style:style style:name="P105" style:family="paragraph" style:parent-style-name="Standard" style:list-style-name="L11">
      <style:text-properties officeooo:paragraph-rsid="0023e96f"/>
    </style:style>
    <style:style style:name="P106" style:family="paragraph" style:parent-style-name="Standard" style:list-style-name="L12">
      <style:text-properties officeooo:paragraph-rsid="0023e96f"/>
    </style:style>
    <style:style style:name="P107" style:family="paragraph" style:parent-style-name="Standard" style:list-style-name="L13">
      <style:text-properties officeooo:paragraph-rsid="0023e96f"/>
    </style:style>
    <style:style style:name="P108" style:family="paragraph" style:parent-style-name="Standard" style:list-style-name="L14">
      <style:text-properties officeooo:paragraph-rsid="0023e96f"/>
    </style:style>
    <style:style style:name="P109" style:family="paragraph" style:parent-style-name="Standard" style:list-style-name="L15">
      <style:text-properties officeooo:paragraph-rsid="0023e96f"/>
    </style:style>
    <style:style style:name="P110" style:family="paragraph" style:parent-style-name="Standard" style:list-style-name="L16">
      <style:text-properties officeooo:paragraph-rsid="0023e96f"/>
    </style:style>
    <style:style style:name="P111" style:family="paragraph" style:parent-style-name="Standard" style:list-style-name="L17">
      <style:text-properties officeooo:paragraph-rsid="0023e96f"/>
    </style:style>
    <style:style style:name="P112" style:family="paragraph" style:parent-style-name="Standard" style:list-style-name="L18">
      <style:text-properties officeooo:paragraph-rsid="0023e96f"/>
    </style:style>
    <style:style style:name="P113" style:family="paragraph" style:parent-style-name="Standard" style:list-style-name="L19">
      <style:text-properties officeooo:paragraph-rsid="0023e96f"/>
    </style:style>
    <style:style style:name="P114" style:family="paragraph" style:parent-style-name="Standard" style:list-style-name="L19">
      <style:text-properties officeooo:rsid="0023e96f" officeooo:paragraph-rsid="0023e96f"/>
    </style:style>
    <style:style style:name="P115" style:family="paragraph" style:parent-style-name="Standard" style:list-style-name="L20">
      <style:text-properties officeooo:paragraph-rsid="0024b2b2"/>
    </style:style>
    <style:style style:name="P116" style:family="paragraph" style:parent-style-name="Standard" style:list-style-name="L21">
      <style:text-properties officeooo:paragraph-rsid="0024b2b2"/>
    </style:style>
    <style:style style:name="P117" style:family="paragraph" style:parent-style-name="Standard" style:list-style-name="L22">
      <style:text-properties officeooo:paragraph-rsid="0024b2b2"/>
    </style:style>
    <style:style style:name="P118" style:family="paragraph" style:parent-style-name="Standard" style:list-style-name="L23">
      <style:text-properties officeooo:paragraph-rsid="0024b2b2"/>
    </style:style>
    <style:style style:name="P119" style:family="paragraph" style:parent-style-name="Standard" style:list-style-name="L24">
      <style:text-properties officeooo:paragraph-rsid="001f2870"/>
    </style:style>
    <style:style style:name="P120" style:family="paragraph" style:parent-style-name="Standard" style:list-style-name="L25">
      <style:text-properties officeooo:paragraph-rsid="001f2870"/>
    </style:style>
    <style:style style:name="P121" style:family="paragraph" style:parent-style-name="Standard">
      <style:text-properties fo:color="#ce181e" fo:font-weight="bold" officeooo:paragraph-rsid="001f2870" style:font-weight-asian="bold" style:font-weight-complex="bold"/>
    </style:style>
    <style:style style:name="P122" style:family="paragraph" style:parent-style-name="Standard">
      <style:text-properties fo:color="#ce181e" fo:font-weight="bold" officeooo:rsid="002f0c1c" officeooo:paragraph-rsid="002f0c1c" style:font-weight-asian="bold" style:font-weight-complex="bold"/>
    </style:style>
    <style:style style:name="P123"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ce181e" fo:font-weight="bold" officeooo:paragraph-rsid="001f2870" style:font-weight-asian="bold" style:font-weight-complex="bold"/>
    </style:style>
    <style:style style:name="P124" style:family="paragraph" style:parent-style-name="Text_20_body" style:list-style-name="L27">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125" style:family="paragraph" style:parent-style-name="Text_20_body" style:list-style-name="L28">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126" style:family="paragraph" style:parent-style-name="Text_20_body" style:list-style-name="L29">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127" style:family="paragraph" style:parent-style-name="Text_20_body">
      <style:paragraph-properties fo:margin-left="0cm" fo:margin-right="0cm" fo:margin-top="0cm" fo:margin-bottom="0.423cm" loext:contextual-spacing="false" fo:orphans="2" fo:widows="2" fo:text-indent="0cm" style:auto-text-indent="false"/>
    </style:style>
    <style:style style:name="P12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29" style:family="paragraph" style:parent-style-name="Heading_20_1">
      <style:text-properties fo:font-variant="normal" fo:text-transform="none" fo:color="#24292e" style:font-name="apple-system" fo:letter-spacing="normal" fo:font-style="normal" fo:font-weight="bold" officeooo:rsid="002f0c1c" officeooo:paragraph-rsid="002f0c1c" style:font-weight-asian="bold" style:font-weight-complex="bold"/>
    </style:style>
    <style:style style:name="P130" style:family="paragraph" style:parent-style-name="Heading_20_1">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131"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132"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officeooo:rsid="0010d4a6"/>
    </style:style>
    <style:style style:name="T2" style:family="text">
      <style:text-properties fo:color="#ed1c24"/>
    </style:style>
    <style:style style:name="T3" style:family="text">
      <style:text-properties fo:color="#ce181e"/>
    </style:style>
    <style:style style:name="T4" style:family="text">
      <style:text-properties fo:color="#ce181e" fo:font-weight="bold" style:font-weight-asian="bold" style:font-weight-complex="bold"/>
    </style:style>
    <style:style style:name="T5" style:family="text">
      <style:text-properties fo:color="#ce181e" officeooo:rsid="0013d607"/>
    </style:style>
    <style:style style:name="T6" style:family="text">
      <style:text-properties fo:color="#ce181e" officeooo:rsid="001f2870"/>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172eae" style:font-weight-asian="normal" style:font-weight-complex="normal"/>
    </style:style>
    <style:style style:name="T11" style:family="text">
      <style:text-properties style:text-underline-style="solid" style:text-underline-width="auto" style:text-underline-color="font-color" officeooo:rsid="001f3646"/>
    </style:style>
    <style:style style:name="T12" style:family="text">
      <style:text-properties style:text-underline-style="solid" style:text-underline-width="auto" style:text-underline-color="font-color" officeooo:rsid="00211e7e"/>
    </style:style>
    <style:style style:name="T13" style:family="text">
      <style:text-properties officeooo:rsid="0013d607"/>
    </style:style>
    <style:style style:name="T14" style:family="text">
      <style:text-properties style:use-window-font-color="true"/>
    </style:style>
    <style:style style:name="T15" style:family="text">
      <style:text-properties style:use-window-font-color="true" officeooo:rsid="0022989b"/>
    </style:style>
    <style:style style:name="T16" style:family="text">
      <style:text-properties style:use-window-font-color="true" officeooo:rsid="0023011f"/>
    </style:style>
    <style:style style:name="T17" style:family="text">
      <style:text-properties style:use-window-font-color="true" officeooo:rsid="00230fc0"/>
    </style:style>
    <style:style style:name="T18" style:family="text">
      <style:text-properties style:use-window-font-color="true" officeooo:rsid="00232937"/>
    </style:style>
    <style:style style:name="T19" style:family="text">
      <style:text-properties fo:font-weight="normal" style:font-weight-asian="normal" style:font-weight-complex="normal"/>
    </style:style>
    <style:style style:name="T20" style:family="text">
      <style:text-properties fo:font-weight="normal" officeooo:rsid="001ef422" style:font-weight-asian="normal" style:font-weight-complex="normal"/>
    </style:style>
    <style:style style:name="T21" style:family="text">
      <style:text-properties fo:font-weight="normal" officeooo:rsid="0018189f" style:font-weight-asian="normal" style:font-weight-complex="normal"/>
    </style:style>
    <style:style style:name="T22" style:family="text">
      <style:text-properties fo:font-weight="normal" officeooo:rsid="00172eae" style:font-weight-asian="normal" style:font-weight-complex="normal"/>
    </style:style>
    <style:style style:name="T23" style:family="text">
      <style:text-properties fo:font-weight="normal" officeooo:rsid="0010d4a6" style:font-weight-asian="normal" style:font-weight-complex="normal"/>
    </style:style>
    <style:style style:name="T24" style:family="text">
      <style:text-properties fo:font-weight="normal" officeooo:rsid="00211e7e" style:font-weight-asian="normal" style:font-weight-complex="normal"/>
    </style:style>
    <style:style style:name="T25" style:family="text">
      <style:text-properties fo:font-weight="normal" officeooo:rsid="002d777d" style:font-weight-asian="normal" style:font-weight-complex="normal"/>
    </style:style>
    <style:style style:name="T26" style:family="text">
      <style:text-properties fo:font-weight="normal" officeooo:rsid="002e908a" style:font-weight-asian="normal" style:font-weight-complex="normal"/>
    </style:style>
    <style:style style:name="T27" style:family="text">
      <style:text-properties officeooo:rsid="00172eae"/>
    </style:style>
    <style:style style:name="T28" style:family="text">
      <style:text-properties officeooo:rsid="00193ce1" style:font-weight-asian="normal" style:font-weight-complex="normal"/>
    </style:style>
    <style:style style:name="T29" style:family="text">
      <style:text-properties officeooo:rsid="001983bc" style:font-weight-asian="normal" style:font-weight-complex="normal"/>
    </style:style>
    <style:style style:name="T30" style:family="text">
      <style:text-properties fo:font-variant="normal" fo:text-transform="none" fo:color="#000000" style:font-name="Liberation Serif" fo:font-size="12pt" fo:letter-spacing="normal" fo:font-style="italic" officeooo:rsid="00193ce1" style:font-size-asian="12pt" style:font-style-asian="italic" style:font-weight-asian="normal" style:font-size-complex="12pt" style:font-style-complex="italic" style:font-weight-complex="normal"/>
    </style:style>
    <style:style style:name="T31" style:family="text">
      <style:text-properties fo:font-variant="normal" fo:text-transform="none" fo:color="#000000" style:font-name="Liberation Serif" fo:font-size="12pt" fo:letter-spacing="normal" fo:font-style="normal"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officeooo:rsid="00193ce1"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officeooo:rsid="001983bc"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officeooo:rsid="001cb7fe"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officeooo:rsid="001b2366"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officeooo:rsid="001cc40b"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officeooo:rsid="001df406"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officeooo:rsid="00232937"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style:font-size-asian="12pt" style:font-size-complex="12pt"/>
    </style:style>
    <style:style style:name="T40" style:family="text">
      <style:text-properties fo:font-variant="normal" fo:text-transform="none" fo:color="#000000" style:font-name="Liberation Serif" fo:font-size="12pt" fo:letter-spacing="normal" fo:font-style="normal" officeooo:rsid="001983bc" style:font-size-asian="12pt" style:font-size-complex="12pt"/>
    </style:style>
    <style:style style:name="T41"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fo:font-weight="bold" officeooo:rsid="001b2366" style:font-size-asian="12pt" style:font-weight-asian="bold" style:font-size-complex="12pt" style:font-weight-complex="bold"/>
    </style:style>
    <style:style style:name="T43" style:family="text">
      <style:text-properties fo:font-variant="normal" fo:text-transform="none" fo:color="#000000" style:font-name="Liberation Serif" fo:font-size="12pt" fo:letter-spacing="normal" fo:font-style="normal" fo:font-weight="bold" officeooo:rsid="001cb7fe" style:font-size-asian="12pt" style:font-weight-asian="bold" style:font-size-complex="12pt" style:font-weight-complex="bold"/>
    </style:style>
    <style:style style:name="T44" style:family="text">
      <style:text-properties fo:font-variant="normal" fo:text-transform="none" fo:color="#000000" style:font-name="Liberation Serif" fo:font-size="12pt" fo:letter-spacing="normal" fo:font-style="normal" fo:font-weight="bold" officeooo:rsid="00211e7e" style:font-size-asian="12pt" style:font-weight-asian="bold" style:font-size-complex="12pt" style:font-weight-complex="bold"/>
    </style:style>
    <style:style style:name="T4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1b72ac"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1b2366"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1cb7fe"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1cc40b"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officeooo:rsid="001df406"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officeooo:rsid="001cc40b"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officeooo:rsid="0019cef4"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officeooo:rsid="001983bc"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officeooo:rsid="0023e96f"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language="en" fo:country="US" fo:font-style="normal" style:font-size-asian="12pt" style:font-size-complex="12pt"/>
    </style:style>
    <style:style style:name="T57" style:family="text">
      <style:text-properties fo:font-variant="normal" fo:text-transform="none" fo:color="#000000" style:font-name="Liberation Serif" fo:font-size="18pt" fo:letter-spacing="normal" fo:font-style="normal" style:text-underline-style="solid" style:text-underline-width="auto" style:text-underline-color="font-color" style:font-size-asian="18pt" style:font-size-complex="18pt"/>
    </style:style>
    <style:style style:name="T58" style:family="text">
      <style:text-properties fo:font-variant="normal" fo:text-transform="none" fo:color="#000000" style:font-name="Liberation Serif" fo:font-size="18pt" fo:letter-spacing="normal" fo:font-style="normal" style:text-underline-style="solid" style:text-underline-width="auto" style:text-underline-color="font-color" officeooo:rsid="002698b0" style:font-size-asian="18pt" style:font-size-complex="18pt"/>
    </style:style>
    <style:style style:name="T59" style:family="text">
      <style:text-properties fo:font-variant="normal" fo:text-transform="none" fo:color="#24292e" style:font-name="apple-system" fo:font-size="12pt" fo:letter-spacing="normal" fo:font-style="normal" fo:font-weight="bold"/>
    </style:style>
    <style:style style:name="T60" style:family="text">
      <style:text-properties fo:font-variant="normal" fo:text-transform="none" fo:color="#24292e" style:font-name="apple-system" fo:font-size="12pt" fo:letter-spacing="normal" fo:font-style="normal" fo:font-weight="normal"/>
    </style:style>
    <style:style style:name="T61"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style:style style:name="T62" style:family="text">
      <style:text-properties fo:font-weight="bold" style:font-weight-asian="bold" style:font-weight-complex="bold"/>
    </style:style>
    <style:style style:name="T63" style:family="text">
      <style:text-properties fo:font-weight="bold" officeooo:rsid="00230fc0" style:font-weight-asian="bold" style:font-weight-complex="bold"/>
    </style:style>
    <style:style style:name="T64" style:family="text">
      <style:text-properties fo:font-weight="bold" officeooo:rsid="002698b0" style:font-weight-asian="bold" style:font-weight-complex="bold"/>
    </style:style>
    <style:style style:name="T65" style:family="text">
      <style:text-properties fo:font-weight="bold" officeooo:rsid="0026f25c" style:font-weight-asian="bold" style:font-weight-complex="bold"/>
    </style:style>
    <style:style style:name="T66" style:family="text">
      <style:text-properties fo:font-weight="bold" officeooo:rsid="0028f016" style:font-weight-asian="bold" style:font-weight-complex="bold"/>
    </style:style>
    <style:style style:name="T67" style:family="text">
      <style:text-properties fo:font-weight="bold" officeooo:rsid="002b0aeb" style:font-weight-asian="bold" style:font-weight-complex="bold"/>
    </style:style>
    <style:style style:name="T68" style:family="text">
      <style:text-properties officeooo:rsid="0020fb2d"/>
    </style:style>
    <style:style style:name="T69" style:family="text">
      <style:text-properties officeooo:rsid="001f3646"/>
    </style:style>
    <style:style style:name="T70" style:family="text">
      <style:text-properties officeooo:rsid="00211e7e"/>
    </style:style>
    <style:style style:name="T71" style:family="text">
      <style:text-properties officeooo:rsid="00232937"/>
    </style:style>
    <style:style style:name="T72" style:family="text">
      <style:text-properties officeooo:rsid="0023e96f"/>
    </style:style>
    <style:style style:name="T73" style:family="text">
      <style:text-properties officeooo:rsid="0024b2b2"/>
    </style:style>
    <style:style style:name="T74" style:family="text">
      <style:text-properties officeooo:rsid="002698b0"/>
    </style:style>
    <style:style style:name="T75" style:family="text">
      <style:text-properties officeooo:rsid="0026f25c"/>
    </style:style>
    <style:style style:name="T76" style:family="text">
      <style:text-properties officeooo:rsid="0028f016"/>
    </style:style>
    <style:style style:name="T7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heck Box 1" form:control-implementation="ooo:com.sun.star.form.component.CheckBox" xml:id="control1" form:id="control1"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2" form:id="control2"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3" form:id="control3"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4" form:id="control4"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5" form:id="control5" form:label="Check Box"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6" form:id="control6"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7" form:id="control7"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8" form:id="control8"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9" form:id="control9"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0" form:id="control10"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11" form:id="control11" form:label="Check Box"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text:span text:style-name="T3">Design Stage </text:span><text:span text:style-name="T6">1 – Deciding Features</text:span><text:span text:style-name="T3">: </text:span></text:p>
      <text:p text:style-name="P3"/>
      <text:p text:style-name="P50">This document is where I will decide on the features that my application will implement.</text:p>
      <text:p text:style-name="P50"/>
      <text:p text:style-name="P50">The way I will decide what features my application will implement is by:</text:p>
      <text:p text:style-name="P50"/>
      <text:list xml:id="list2843766965" text:style-name="L1">
        <text:list-item>
          <text:p text:style-name="P80">Analyse the leading platform in my niche and <text:span text:style-name="T9">dissect it’s strengths and flaws. </text:span></text:p>
        </text:list-item>
      </text:list>
      <text:p text:style-name="P54"/>
      <text:list xml:id="list115244459917761" text:continue-numbering="true" text:style-name="L1">
        <text:list-item>
          <text:p text:style-name="P80"><text:span text:style-name="T69">I</text:span>ncorporate all of <text:span text:style-name="T69">it’s</text:span> strengths into my application <text:span text:style-name="T70">and solutions to all of it’s flaws. E</text:span><text:span text:style-name="T7">xi</text:span><text:span text:style-name="T11">sting</text:span><text:span text:style-name="T7"> users of the </text:span><text:span text:style-name="T11">current leading platform</text:span><text:span text:style-name="T7"> </text:span><text:span text:style-name="T12">will then </text:span><text:span text:style-name="T7">have </text:span><text:span text:style-name="T11">little</text:span><text:span text:style-name="T7"> reason to stay </text:span><text:span text:style-name="T12">and all the reasons to migrate to my app’</text:span><text:span text:style-name="T7">.</text:span></text:p>
        </text:list-item>
      </text:list>
      <text:p text:style-name="P57"/>
      <text:list xml:id="list115244088226595" text:continue-numbering="true" text:style-name="L1">
        <text:list-item>
          <text:p text:style-name="P81">After that, analyse the behemoth marketplace companies outside of my niche (ebay, amazon, etsy). Cherrypick features from there websites that are relevant and will fit nicely into my app’. This will give users a sense of familiarity and a nice UX/UI. It will also ensure my application avoids looking cheap.</text:p>
        </text:list-item>
      </text:list>
      <text:p text:style-name="P51"/>
      <text:list xml:id="list115244144358430" text:continue-numbering="true" text:style-name="L1">
        <text:list-item>
          <text:p text:style-name="P81">Finally, do some general research into reputable articles that explain what makes a good marketplace application. Incorporate all relevant ideas these articles suggest.</text:p>
        </text:list-item>
      </text:list>
      <text:p text:style-name="P51"/>
      <text:p text:style-name="P45">By following the above proccess my marketplace application should have none of the flaws <text:span text:style-name="T70">my existing competitors have, this will give me a unique selling point. Additionally, my application should incorporate all their exisiting strengths and more. </text:span></text:p>
      <text:p text:style-name="P45"/>
      <text:p text:style-name="P46">This should give the competitions users no reasons to stay on the platform, and all the reasons to migrate to my platform.</text:p>
      <text:p text:style-name="P45"/>
      <text:p text:style-name="P76"/>
      <text:p text:style-name="P7"/>
      <text:p text:style-name="P7"/>
      <text:p text:style-name="P7"><text:span text:style-name="T2">1.</text:span><text:span text:style-name="T3"> <text:s/></text:span><text:span text:style-name="T8">Come up with the marketplace idea i will implement. <text:s/></text:span><text:span text:style-name="T8"><draw:control text:anchor-type="as-char" draw:z-index="0" draw:style-name="gr1" draw:text-style-name="P132" svg:width="0.556cm" svg:height="0.371cm" draw:control="control1"/></text:span></text:p>
      <text:p text:style-name="P7"/>
      <text:p text:style-name="P2">To help with this:</text:p>
      <text:p text:style-name="P7">Study ecommerce and marketplace applications online to inspire an idea. Look for flaws in existing applications that i can execute on so i can get a USP. Look for problems that need solving in this world. </text:p>
      <text:p text:style-name="P7"/>
      <text:p text:style-name="P7"><text:span text:style-name="T4">Criteria:</text:span> </text:p>
      <text:list xml:id="list3049998781" text:style-name="L2">
        <text:list-item>
          <text:p text:style-name="P94">Demonstrates a full understanding of the problems that exist in a relevant marketplace that needs disrupting. <draw:control text:anchor-type="as-char" draw:z-index="1" draw:style-name="gr1" draw:text-style-name="P132" svg:width="0.556cm" svg:height="0.371cm" draw:control="control2"/></text:p>
        </text:list-item>
        <text:list-item>
          <text:p text:style-name="P94">Identification of the problem you are trying to solve by building this particular marketplace app. <draw:control text:anchor-type="as-char" draw:z-index="2" draw:style-name="gr1" draw:text-style-name="P132" svg:width="0.556cm" svg:height="0.371cm" draw:control="control3"/></text:p>
        </text:list-item>
        <text:list-item>
          <text:p text:style-name="P94">Why is it a problem that needs solving? <draw:control text:anchor-type="as-char" draw:z-index="3" draw:style-name="gr1" draw:text-style-name="P132" svg:width="0.556cm" svg:height="0.371cm" draw:control="control4"/></text:p>
        </text:list-item>
        <text:list-item>
          <text:p text:style-name="P94"><text:span text:style-name="T13">What is the applications p</text:span>urpose? <text:s/><draw:control text:anchor-type="as-char" draw:z-index="4" draw:style-name="gr1" draw:text-style-name="P132" svg:width="0.556cm" svg:height="0.371cm" draw:control="control5"/></text:p>
        </text:list-item>
        <text:list-item>
          <text:p text:style-name="P95">Who is the applications target audience? <draw:control text:anchor-type="as-char" draw:z-index="5" draw:style-name="gr1" draw:text-style-name="P132" svg:width="0.556cm" svg:height="0.371cm" draw:control="control6"/></text:p>
        </text:list-item>
      </text:list>
      <text:p text:style-name="P7"/>
      <text:p text:style-name="P7"/>
      <text:p text:style-name="P2">Answer/<text:span text:style-name="T1">Status</text:span>:</text:p>
      <text:p text:style-name="P2"/>
      <text:p text:style-name="P9">Idea: </text:p>
      <text:p text:style-name="P9"><text:span text:style-name="T19">Online skydiving </text:span><text:span text:style-name="T20">equipment </text:span><text:span text:style-name="T19">marketplace called Sky</text:span><text:span text:style-name="T21">g</text:span><text:span text:style-name="T22">ear</text:span><text:span text:style-name="T19">.com.au </text:span></text:p>
      <text:p text:style-name="P32"><text:soft-page-break/></text:p>
      <text:p text:style-name="P9">Purpose: </text:p>
      <text:p text:style-name="P8"><text:span text:style-name="T19">To </text:span><text:span text:style-name="T22">centralize and </text:span><text:span text:style-name="T19">facilitate the buying and selling of pre-owned skydiving gear in Australia, on </text:span><text:span text:style-name="T26">one</text:span><text:span text:style-name="T19"> easy to use platform. </text:span><text:span text:style-name="T25">Furthermore, this marketplace will bring the entire Australian skydiving community under one roof.</text:span></text:p>
      <text:p text:style-name="P33"/>
      <text:p text:style-name="P8"><text:span text:style-name="T27">Problem(s) this marketplace app’ will solve:</text:span><text:span text:style-name="T22"> </text:span></text:p>
      <text:p text:style-name="P24"/>
      <text:p text:style-name="P10"><text:span text:style-name="T10">I</text:span><text:span text:style-name="T9">dentified problems:</text:span><text:span text:style-name="T19"> </text:span></text:p>
      <text:list xml:id="list522696096" text:style-name="L3">
        <text:list-item>
          <text:p text:style-name="P82">There is no central</text:p>
        </text:list-item>
      </text:list>
      <text:p text:style-name="P34"/>
      <text:p text:style-name="P55">Solutions:</text:p>
      <text:p text:style-name="P24"/>
      <text:p text:style-name="P56">Summary: </text:p>
      <text:p text:style-name="P35">The skydive e-commerce industry is undeveloped in Australia. Currently there are only EIGHT online stores selling skydive equipment nationwide. Out of these eight stores, only FIVE sell pre-owned equipment and out of these 5, only TWO offer the ability for the user to upload their own listings. </text:p>
      <text:p text:style-name="P23"/>
      <text:p text:style-name="P35">Out of these TWO who offer this ablity, one does not allow the user to upload images of their product. The other is a facebook group which, as a result, does not facilitate the user with easy navigation and general key features of a good UX &amp; UI.</text:p>
      <text:p text:style-name="P23"/>
      <text:p text:style-name="P42"><text:span text:style-name="T28">Currently the primary </text:span><text:span text:style-name="T29">place for selling skydive gear in australia </text:span><text:span text:style-name="T28">is this facebook group (</text:span><text:span text:style-name="T30">Skydiving Gear for Sale (New and Used) Australia</text:span><text:span text:style-name="T32">). </text:span><text:span text:style-name="T33">With currently 10,779 members, it is by far receiving the heaviest traffick out of any other online sector in australia when it comes to commerce of skydive equipment. </text:span></text:p>
      <text:p text:style-name="P67"/>
      <text:p text:style-name="P42"><text:span text:style-name="T34">A</text:span><text:span text:style-name="T35">fter spending time analysing the topic </text:span><text:span text:style-name="T36">I have dissected the </text:span><text:span text:style-name="T37">STRENGTH’S &amp; FLAWS</text:span><text:span text:style-name="T36"> of this platform. As a result of this I am able to clearly see the features that I need to implement. By incorporating all of the pro’s of this platform into my application I will able to compete with it. Then after incorporating <text:s/>solutions of all </text:span></text:p>
      <text:p text:style-name="P72"/>
      <text:p text:style-name="P72"/>
      <text:p text:style-name="P11"><text:span text:style-name="T57">S</text:span><text:span text:style-name="T58">trengths of the FB Marketplace Group</text:span></text:p>
      <text:p text:style-name="P75"/>
      <text:p text:style-name="P43"><text:span text:style-name="T51">There are </text:span><text:span text:style-name="T52">TWO key</text:span><text:span text:style-name="T53"> </text:span><text:span text:style-name="T54">reasons as to why this facebook group is doing better then any other online skydiving gear marketplace;</text:span></text:p>
      <text:p text:style-name="P73"/>
      <text:p text:style-name="P53"><text:span text:style-name="T54">P</text:span><text:span text:style-name="T50">RIMARY REASON IT IS SUCCESSFUL: </text:span><text:span text:style-name="T55">Because at the end of the day, PEOPLE DON’T WANT TO DEAL WITH FACELESS COMPANIES, PEOPLE WANT TO DEAL WITH PEOPLE. It creates a far more natural feel much like going to a flea market. This is what I need to strive towards to be successful. </text:span></text:p>
      <text:p text:style-name="P67"/>
      <text:p text:style-name="P12"><text:span text:style-name="T40">U</text:span><text:span text:style-name="T39">nlike other online skydive equipment stores...</text:span></text:p>
      <text:p text:style-name="P67"/>
      <text:p text:style-name="P39"><text:span text:style-name="T33">1. </text:span><text:span text:style-name="T42">T</text:span><text:span text:style-name="T41">his facebook group is HEAVILY community orientated.</text:span></text:p>
      <text:p text:style-name="P39"><text:span text:style-name="T35">I</text:span><text:span text:style-name="T31">n the skydiving world, community is everything. This community gives buyers a sense of trust and safety. This is because that the skydive community is so tight-nit, that scammers are often immediately identified. A scammer could be successful once if they played their cards right but only </text:span><text:soft-page-break/><text:span text:style-name="T31">once, as name and shames spread quickly </text:span><text:span text:style-name="T34">in the skydiving scene. </text:span><text:span text:style-name="T43">Other community features include;</text:span></text:p>
      <text:list xml:id="list1217004033" text:style-name="L4">
        <text:list-item>
          <text:p text:style-name="P96">Discussions about all things skydiving.</text:p>
        </text:list-item>
        <text:list-item>
          <text:p text:style-name="P98">Ability to create and advertise events that are happening in the skydive community.</text:p>
        </text:list-item>
      </text:list>
      <text:p text:style-name="P68"/>
      <text:p text:style-name="P70"/>
      <text:p text:style-name="P40"><text:span text:style-name="T31">2. </text:span><text:span text:style-name="T41">This facebook group</text:span><text:span text:style-name="T43"> </text:span><text:span text:style-name="T41">enables </text:span><text:span text:style-name="T43">easy,</text:span><text:span text:style-name="T41"> immerse communication between users </text:span><text:span text:style-name="T43">and also interactions with posts/product listings.</text:span></text:p>
      <text:p text:style-name="P41"><text:span text:style-name="T31">Because it’s a facebook group, all the benefits of facebooks features come with it. Built as a peer-to-peer platform, whenever someone wants to make a purchase on Facebook Marketplace, it’s done through Messenger. That gives </text:span><text:span text:style-name="T38">sellers</text:span><text:span text:style-name="T31"> a way to engage with potential customers on a 1:1 basis and foster strong relationships with them.</text:span></text:p>
      <text:p text:style-name="P71"/>
      <text:p text:style-name="P71"><text:s/>This includes the ability to: </text:p>
      <text:list xml:id="list1468910850" text:style-name="L5">
        <text:list-item>
          <text:p text:style-name="P102"><text:span text:style-name="T46">C</text:span><text:span text:style-name="T47">omment on posts.</text:span></text:p>
        </text:list-item>
        <text:list-item>
          <text:p text:style-name="P102"><text:span text:style-name="T46">R</text:span><text:span text:style-name="T47">eact to posts.</text:span></text:p>
        </text:list-item>
        <text:list-item>
          <text:p text:style-name="P102"><text:span text:style-name="T46">A</text:span><text:span text:style-name="T47">dd fellow group users as friends which enables the ability to network </text:span><text:span text:style-name="T48">in the community.</text:span></text:p>
        </text:list-item>
        <text:list-item>
          <text:p text:style-name="P100">Save and track/watch posts.</text:p>
        </text:list-item>
        <text:list-item>
          <text:p text:style-name="P97">Report suspicious posts to admin’s.</text:p>
        </text:list-item>
        <text:list-item>
          <text:p text:style-name="P97">Clearly shows the users name, date the ad was posted, and price on the listing.</text:p>
        </text:list-item>
        <text:list-item>
          <text:p text:style-name="P97">Ability to instantly and easily message users by clicking on their name which is linked to their profile and then clicking on ‘message’ on their profile which will launch a LIVE chat.</text:p>
        </text:list-item>
        <text:list-item>
          <text:p text:style-name="P103"><text:span text:style-name="T45">Ability to receive notifications in real time when posts are created/uploaded or commented on/updated. This is handy for customers </text:span><text:span text:style-name="T49">who are stalking a post and want to watch them until they are ready to buy.</text:span></text:p>
        </text:list-item>
        <text:list-item>
          <text:p text:style-name="P99">Ability to receive notifications when listings are created that match/contain keywords the user has specified.</text:p>
        </text:list-item>
        <text:list-item>
          <text:p text:style-name="P101">Allows users to have profile pictures.</text:p>
        </text:list-item>
      </text:list>
      <text:p text:style-name="P69"/>
      <text:p text:style-name="P58"><text:span text:style-name="T45">3. </text:span><text:span text:style-name="T41">The platform intergrates easily into the users day-</text:span><text:span text:style-name="T44">to-</text:span><text:span text:style-name="T41">day life ( It is easily accessible / </text:span><text:span text:style-name="T44">in their face </text:span><text:span text:style-name="T41">).</text:span></text:p>
      <text:p text:style-name="P59"><text:span text:style-name="T39">Being a facebook group it has the advantage </text:span><text:span text:style-name="T56">of easy integration into the users life. Meaning that the user doesn’t have to manually go and search for the marketplace on google and find it’s website. Instead it is embedded into their Facebook.</text:span></text:p>
      <text:p text:style-name="P74"/>
      <text:p text:style-name="P74">(To combat this I can create a mobile application for my <text:s/>marketplace website AND/OR I can create a Facebook store and page that will show products in my store and also increase SEO!) </text:p>
      <text:p text:style-name="P69"/>
      <text:p text:style-name="P69"/>
      <text:p text:style-name="P69"/>
      <text:p text:style-name="P48">Flaws of the FB Marketplace Group</text:p>
      <text:p text:style-name="P44"/>
      <text:p text:style-name="P25"/>
      <text:p text:style-name="P13">1. No bidding system, fixed price only, sales aren’t transparent (buyers don’t know the competiton).</text:p>
      <text:p text:style-name="P26">It is without the much-loved bidding system that users might be used to on eBay. So the process is not transparent. You don’t know if there is another buyer and you cannot adjust your price to compete unless the buyer requests it.</text:p>
      <text:p text:style-name="P25"/>
      <text:p text:style-name="P13">2. Have to comply with facebooks policies, rules and privacy breaches. Therefore not much freedom and uncertain safety leading into the future (can be shut down at any time!)</text:p>
      <text:p text:style-name="P25"><text:soft-page-break/>Mark Zuckerberg’s heavy hand can come down any time and change Facebook policies and disrupt the buying and selling of skydiving gear at anytime. With my application, sellers and buyers alike will be free from such finicky rules. As well as these issues, there is also the concern on privacy and data which I believe will only become more prevalent in the near future. I already know a fair few jumpers who don’t use Facebook because they don’t trust it and therefore don’t use its skydive equipment marketplace groups.</text:p>
      <text:p text:style-name="P25"/>
      <text:p text:style-name="P77"/>
      <text:p text:style-name="P25"/>
      <text:p text:style-name="P25"/>
      <text:p text:style-name="P25"/>
      <text:p text:style-name="P25"/>
      <text:p text:style-name="P25"/>
      <text:p text:style-name="P49">Features That Non-niche marketplace Companies Implement That FB Lacks</text:p>
      <text:p text:style-name="P20"/>
      <text:p text:style-name="P52"><text:span text:style-name="T63">E</text:span><text:span text:style-name="T62">BAY: </text:span></text:p>
      <text:p text:style-name="P25"/>
      <text:list xml:id="list971520829" text:style-name="L6">
        <text:list-header>
          <text:p text:style-name="P83"><text:span text:style-name="T71">1</text:span>. No protection against scams and fraud.</text:p>
        </text:list-header>
      </text:list>
      <text:p text:style-name="P22"/>
      <text:p text:style-name="P27">Being a facebook group there is NO protection against fraud and scams as there is no systems in place. It only connects buyers with sellers and does not offer a secure payment gateway. Payment is organised between the buyer and seller privately with the most common methods of payment being bank transfer or paypal. </text:p>
      <text:p text:style-name="P27"/>
      <text:p text:style-name="P27">This easily <text:span text:style-name="T68">accomodates fraud. One example being that, anyone can create a fake facebook account to advertise fake listings. Upon buyer enquiries they could then request payment to a bank account the person has set up in someone elses identity, and finally rinse and repeat. </text:span></text:p>
      <text:p text:style-name="P27"/>
      <text:p text:style-name="P36">Instead applications such as Ebay etc, will require the seller to provide credit card information to ensure the name on the credit card matches their seller profile info.</text:p>
      <text:p text:style-name="P27"/>
      <text:list xml:id="list2626269172" text:style-name="L7">
        <text:list-header>
          <text:p text:style-name="P104"><text:span text:style-name="T18">2</text:span><text:span text:style-name="T15">. Poor search / browsing <text:s/>functionality. Doesn’t allow users to search by category or filter results.</text:span></text:p>
          <text:p text:style-name="P84"/>
          <text:p text:style-name="P104"><text:span text:style-name="T18">3</text:span><text:span text:style-name="T15">. <text:s/></text:span><text:span text:style-name="T16">Doesn’t allow sellers to create their own ‘stores’ within the application which groups all of their product listings in one place. Also doesn’t give users a link such as ‘View sellers other items’... which gives users a quick and easy way to view ONLY items that seller in particular is listing.</text:span></text:p>
        </text:list-header>
      </text:list>
      <text:p text:style-name="P37"/>
      <text:p text:style-name="P60"><text:span text:style-name="T16"><text:tab/></text:span><text:span text:style-name="T18">4</text:span><text:span text:style-name="T16">. Doesn’t allow users the ability to SAVE (loveheart) sellers/stores for quick access to <text:tab/>their favourite sellers.</text:span></text:p>
      <text:p text:style-name="P37"/>
      <text:p text:style-name="P37"/>
      <text:p text:style-name="P60"><text:span text:style-name="T16"><text:tab/></text:span><text:span text:style-name="T18">5</text:span><text:span text:style-name="T16">. Doesn’t show shipping options and/or shipping price estimates. Instead the seller has <text:tab/>to <text:tab/>manually go to the ‘AUSpost’ website to calculate a shipping price estimate to give to the <text:tab/>buyer.</text:span></text:p>
      <text:p text:style-name="P37"/>
      <text:p text:style-name="P60"><text:span text:style-name="T16"><text:tab/></text:span><text:span text:style-name="T18">6</text:span><text:span text:style-name="T16">. Doesn’t have a ‘view other similar items’ link on the product show page. This could <text:tab/><text:tab/>enable users to quickly view other items similar to the one their viewing and as a result cut <text:tab/>their browsing time in half.</text:span></text:p>
      <text:p text:style-name="P37"><text:soft-page-break/></text:p>
      <text:p text:style-name="P37"/>
      <text:p text:style-name="P61"><text:span text:style-name="T14"><text:tab/></text:span><text:span text:style-name="T18">7</text:span><text:span text:style-name="T17">. Doesn’t have a ‘Returns Policy’ section in listings so that the seller can clearly define <text:tab/>his <text:tab/>policies on returning items and therefore avoid conflict.</text:span></text:p>
      <text:p text:style-name="P38"/>
      <text:p text:style-name="P38"><text:tab/>8. Doesn’t have a ‘Buyer Support’ Section where buyers can go to file complaints and <text:tab/>receive support on the occasion that they have experienced an unpleasant transaction. They <text:tab/>have a group admin but that can be un-reliable, in my application I could implement <text:tab/>automated replies to ensure the user has an idea on when to expect a reply.</text:p>
      <text:p text:style-name="P27"/>
      <text:p text:style-name="P27"/>
      <text:p text:style-name="P27"/>
      <text:p text:style-name="P19">ETSY: </text:p>
      <text:p text:style-name="P19"/>
      <text:p text:style-name="P19"/>
      <text:p text:style-name="P19"/>
      <text:p text:style-name="P19"/>
      <text:p text:style-name="P19">GUMTREE: </text:p>
      <text:p text:style-name="P19"/>
      <text:p text:style-name="P19"/>
      <text:p text:style-name="P21"/>
      <text:p text:style-name="P78"/>
      <text:p text:style-name="P21"/>
      <text:p text:style-name="P21"/>
      <text:p text:style-name="P47">G<text:span text:style-name="T74">eneral Marketplace App’ Success Factors and Fail Factors</text:span></text:p>
      <text:p text:style-name="P47"/>
      <text:list xml:id="list254679446" text:style-name="L8">
        <text:list-item>
          <text:p text:style-name="P87"/>
        </text:list-item>
      </text:list>
      <text:p text:style-name="P21"/>
      <text:p text:style-name="P21"/>
      <text:p text:style-name="P21"/>
      <text:p text:style-name="P21"/>
      <text:p text:style-name="P21"/>
      <text:p text:style-name="P21"/>
      <text:p text:style-name="P21"/>
      <text:p text:style-name="P21"/>
      <text:p text:style-name="P21"/>
      <text:p text:style-name="P78"/>
      <text:p text:style-name="P21"/>
      <text:p text:style-name="P21"/>
      <text:p text:style-name="P93"><text:span text:style-name="T75">SUMMARY - Features for skydive-gear.com.au </text:span></text:p>
      <text:p text:style-name="P93"><text:span text:style-name="T72">(PRIORITY + NON-PRIORITY)</text:span></text:p>
      <text:p text:style-name="P21"/>
      <text:p text:style-name="P28"><text:span text:style-name="T63">P</text:span><text:span text:style-name="T65">RIORITY</text:span></text:p>
      <text:p text:style-name="P30">Marketplace: </text:p>
      <text:p text:style-name="P29"/>
      <text:list xml:id="list1292282456" text:style-name="L9">
        <text:list-item>
          <text:p text:style-name="P85"><text:span text:style-name="T62">User profiles and dashboards</text:span> </text:p>
        </text:list-item>
        <text:list-item>
          <text:p text:style-name="P85"><text:span text:style-name="T65">I</text:span><text:span text:style-name="T62">nternal messaging system / inbox</text:span> </text:p>
        </text:list-item>
        <text:list-item>
          <text:p text:style-name="P85"><text:span text:style-name="T62">Ability for seller to view all their listings easily</text:span> </text:p>
        </text:list-item>
        <text:list-item>
          <text:p text:style-name="P85"><text:span text:style-name="T62">Sell items with </text:span><text:span text:style-name="T64">just a couple clicks of the button.</text:span> (Fixed prce AND auction / bidding)</text:p>
        </text:list-item>
        <text:list-item>
          <text:p text:style-name="P88">Have a payment gateway</text:p>
        </text:list-item>
        <text:list-item>
          <text:p text:style-name="P85"><text:soft-page-break/><text:span text:style-name="T62">Great browsing functionality </text:span>(by category), utilizing a browsing nav bar that is made up of all the product catagories (imitate ebay’s browsing system)</text:p>
        </text:list-item>
        <text:list-item>
          <text:p text:style-name="P85"><text:span text:style-name="T62">Great search and filtering functionality</text:span> to mimimise the users effort and time needed to find a product. <text:span text:style-name="T64"><text:s/></text:span></text:p>
        </text:list-item>
      </text:list>
      <text:p text:style-name="P15"/>
      <text:p text:style-name="P15"/>
      <text:p text:style-name="P17">NON-PRIORITY</text:p>
      <text:p text:style-name="P30">Marketplace:</text:p>
      <text:p text:style-name="P16"/>
      <text:list xml:id="list95784648" text:style-name="L10">
        <text:list-item>
          <text:p text:style-name="P86"><text:span text:style-name="T62">Option for sellers to promote their listings</text:span> for a fee (imitate gumtree’s promotion system)</text:p>
        </text:list-item>
        <text:list-item>
          <text:p text:style-name="P86"><text:span text:style-name="T62">Extensive profile customization</text:span> / editing. For users and for sellers tyo show off their personal brands uniquness</text:p>
        </text:list-item>
        <text:list-item>
          <text:p text:style-name="P86"><text:span text:style-name="T62">Handy settings section</text:span> for users to change their privacy and notification settings (imitate ebays setting options)</text:p>
        </text:list-item>
        <text:list-item>
          <text:p text:style-name="P86"><text:span text:style-name="T62">Have</text:span><text:span text:style-name="T8"> multiple</text:span><text:span text:style-name="T62"> payment options</text:span> for sales</text:p>
        </text:list-item>
        <text:list-item>
          <text:p text:style-name="P89">Great support section</text:p>
        </text:list-item>
        <text:list-item>
          <text:p text:style-name="P90">Drag and Drop functionality to change the order of their product images in the users listing (same as how ebay does it) </text:p>
        </text:list-item>
      </text:list>
      <text:p text:style-name="P18"/>
      <text:p text:style-name="P31">Community:</text:p>
      <text:p text:style-name="P29"><text:tab/><text:span text:style-name="T76">7</text:span>. <text:span text:style-name="T66">Blog Channel</text:span></text:p>
      <text:p text:style-name="P29"><text:tab/><text:span text:style-name="T76">8</text:span>. <text:span text:style-name="T66">Dz Live Chat Channel</text:span></text:p>
      <text:p text:style-name="P29"><text:tab/><text:span text:style-name="T76">9</text:span>. <text:span text:style-name="T66">Jump Projects Channel</text:span></text:p>
      <text:p text:style-name="P29"><text:tab/><text:span text:style-name="T76">10</text:span>. <text:span text:style-name="T62">‘</text:span><text:span text:style-name="T66">Naughty List’ / ‘</text:span><text:span text:style-name="T67">Name and Shame’ / ‘Wall of shame’ </text:span><text:span text:style-name="T66">Page</text:span></text:p>
      <text:p text:style-name="P29"><text:tab/>1<text:span text:style-name="T76">1</text:span>. <text:span text:style-name="T66">Lost &amp; Stolen Gear Page</text:span></text:p>
      <text:p text:style-name="P16"/>
      <text:p text:style-name="P7"/>
      <text:p text:style-name="P79"/>
      <text:p text:style-name="P7"/>
      <text:p text:style-name="P7"/>
      <text:p text:style-name="P7"/>
      <text:p text:style-name="P7"/>
      <text:p text:style-name="P63"><text:span text:style-name="T75">DETAILED - </text:span>Features for <text:span text:style-name="T77">skydive-gear.com.au</text:span></text:p>
      <text:p text:style-name="P63"/>
      <text:p text:style-name="P7"/>
      <text:p text:style-name="P65">SECTION – MARKETPLACE</text:p>
      <text:p text:style-name="P65"/>
      <text:p text:style-name="P4">Sub Section - MY PROFILE / MY DASHBOARD</text:p>
      <text:p text:style-name="P64"><text:span text:style-name="T62">Sub Section - INBOX / MESSAGES + CONTACT SELLER</text:span> <text:s/></text:p>
      <text:list xml:id="list2453793724" text:style-name="L11">
        <text:list-item>
          <text:p text:style-name="P105">let the consumers directly contact the sellers with the help of messages, video chat, voice call and even enable commenting on individual listings. </text:p>
        </text:list-item>
        <text:list-item>
          <text:p text:style-name="P105"><text:span text:style-name="T72">C</text:span>omments on product listings will be available for everyone to see so that nothing is in the dark like gumtree and so that the buyers can see previously asked questions and answers, <text:span text:style-name="T72">making sales totally transparent</text:span>. This is the way that consumers can clear the doubts that they have regarding the product that is being showcased in the post. It will also avoid the user having to answer the same question more then once. </text:p>
        </text:list-item>
        <text:list-item>
          <text:p text:style-name="P105">The end goal is to make a sale/listing/auction as TRANSPARENT as possible. This will be the main unique selling point against the Facebook marketplace place group, because on Facebook you can’t tell how many people have enquired about the product, how much their offering etc, etc <text:span text:style-name="T72">because it can all happen within the inbox of the seller.</text:span></text:p>
        </text:list-item>
      </text:list>
      <text:p text:style-name="P64"/>
      <text:p text:style-name="P64"><text:soft-page-break/><text:span text:style-name="T62">Sub Section - VIEW MY LISTINGS (+ PROMOTE MY LISTINGS)</text:span> </text:p>
      <text:list xml:id="list124417886" text:style-name="L12">
        <text:list-item>
          <text:p text:style-name="P106">I can implement extra paid features such as allowing a user to promote their listing(s), just like gumtrees ad promotion options. This will bring in extra revenue for me.</text:p>
        </text:list-item>
      </text:list>
      <text:p text:style-name="P64"/>
      <text:p text:style-name="P6">Sub Section - EDIT PROFILE</text:p>
      <text:list xml:id="list475655872" text:style-name="L13">
        <text:list-item>
          <text:p text:style-name="P107">Allow sellers more customisation options for their profiles then eBay allows. </text:p>
        </text:list-item>
        <text:list-item>
          <text:p text:style-name="P107"><text:span text:style-name="T72">This is s</text:span>o that private skydive equipment stores can still show off their uniqueness. </text:p>
        </text:list-item>
        <text:list-item>
          <text:p text:style-name="P107">Also so they choose to migrate to my marketplace instead of dealing with the hassle of running their own website just for the sake of achieving personalisation / personal branding. </text:p>
        </text:list-item>
      </text:list>
      <text:p text:style-name="P64"/>
      <text:p text:style-name="P64"><text:span text:style-name="T62">Sub Homepage Section - SELL MY ITEM</text:span> <text:span text:style-name="T73">(Fixed prce AND auction / bidding)</text:span></text:p>
      <text:list xml:id="list1819899339" text:style-name="L14">
        <text:list-item>
          <text:p text:style-name="P108">Enable the seller to either sell the item at a fixed price or sell it as an auction with a low starting price like Ebay.</text:p>
        </text:list-item>
      </text:list>
      <text:p text:style-name="P64"/>
      <text:p text:style-name="P64"><text:span text:style-name="T62">Sub Profile Section - SETTINGS</text:span> </text:p>
      <text:list xml:id="list721354527" text:style-name="L15">
        <text:list-item>
          <text:p text:style-name="P109">Allow buyers and sellers the option to receive notifications depending on notification settings they chose to enable from their profile settings section. </text:p>
        </text:list-item>
        <text:list-item>
          <text:p text:style-name="P109">Notification settings will include (Basically the same as Ebay’s notification options):</text:p>
        </text:list-item>
      </text:list>
      <text:p text:style-name="P64"/>
      <text:list xml:id="list2036723690" text:style-name="L16">
        <text:list-item>
          <text:p text:style-name="P110">One being for both party users when they receive a message.</text:p>
        </text:list-item>
        <text:list-item>
          <text:p text:style-name="P110">One being for the seller when an item is bided on or sold.</text:p>
        </text:list-item>
        <text:list-item>
          <text:p text:style-name="P110">One being for when an items auction time has only 1 hour left.</text:p>
        </text:list-item>
      </text:list>
      <text:p text:style-name="P64"/>
      <text:p text:style-name="P64"><text:span text:style-name="T62">Sub Homepage Section - SELL MY ITEM</text:span> </text:p>
      <text:list xml:id="list1127303089" text:style-name="L17">
        <text:list-item>
          <text:p text:style-name="P111">Allow the seller to choose from multiple payment options for their listing (Stripe, PayPal, Money Order, Pick Up). </text:p>
        </text:list-item>
        <text:list-item>
          <text:p text:style-name="P111">Allow the user to select which option they want to use if the seller does include multiple payment options.</text:p>
        </text:list-item>
      </text:list>
      <text:p text:style-name="P64"/>
      <text:p text:style-name="P64"><text:span text:style-name="T62">MARKETPLACE HOMEPAGE Sub Section - BROWSE PRODUCTS </text:span><text:s/></text:p>
      <text:list xml:id="list1173072277" text:style-name="L18">
        <text:list-item>
          <text:p text:style-name="P112">Search and filter functionality for products (filters include location, price, condition etc, just make it the same as EBay’s so users are already familiarised with the options). </text:p>
        </text:list-item>
        <text:list-item>
          <text:p text:style-name="P112">Browsing option: Browse All or Browse by category. </text:p>
        </text:list-item>
        <text:list-item>
          <text:p text:style-name="P112">Have a category NAV bar that lists all equipment categories (rigs, helmets, jumpsuits, misc etc, etc, just <text:span text:style-name="T72">study</text:span> <text:span text:style-name="T72">skydive </text:span>store categories that the majority of them implement).</text:p>
        </text:list-item>
      </text:list>
      <text:p text:style-name="P64"/>
      <text:p text:style-name="P64"><text:span text:style-name="T62">Sub Section - MARKETPLACE SUPPORT</text:span> <text:s/></text:p>
      <text:list xml:id="list1435175657" text:style-name="L19">
        <text:list-item>
          <text:p text:style-name="P113">Have a subsection of marketplace called ‘marketplace support’. </text:p>
        </text:list-item>
        <text:list-item>
          <text:p text:style-name="P113">This is where you can list all relevant HELP info for buyers and sellers (how to sell, how to buy GUIDES, how to protect yourself from scams, warnings on dodgy equipment, skydive related gear warnings like the on displayed on APF’s website in the used gear section “we recommend you get the advice of a rigger etc, etc”, include disclaimer stating that I’m NOT responsible for any of the gear sold on the marketplace - (something like the Facebook groups disclaimer that Claire has! </text:p>
        </text:list-item>
        <text:list-item>
          <text:p text:style-name="P114">SIMPLY IMITATE THE SERVICES AND INFO THAT EBAY USES IN THEIR SUPPORT SECTION, don’t re-invent the wheel.</text:p>
        </text:list-item>
      </text:list>
      <text:p text:style-name="P7"/>
      <text:p text:style-name="P7"/>
      <text:p text:style-name="P7"/>
      <text:p text:style-name="P14">SECTION - COMMUNITY</text:p>
      <text:p text:style-name="P4">Sub Section - BLOG</text:p>
      <text:list xml:id="list191466530" text:style-name="L20">
        <text:list-item>
          <text:p text:style-name="P115"><text:soft-page-break/>Create a community around the app’ by implementing community based features inside of a section called ‘community’. </text:p>
        </text:list-item>
        <text:list-item>
          <text:p text:style-name="P115">This section will contain a blog section called ‘blog’. </text:p>
        </text:list-item>
        <text:list-item>
          <text:p text:style-name="P115">This will enable not just blog posts from the website owner/admin but mainly enable the users a platform to do their own blogging. </text:p>
        </text:list-item>
        <text:list-item>
          <text:p text:style-name="P115">By providing a blog platform on my site I will enable users a way to gain exposure in the community, share knowledge and experience, beginners can ask questions to more experienced skydivers, etc, etc.... </text:p>
        </text:list-item>
        <text:list-item>
          <text:p text:style-name="P115">Provide suggestions/inspiration/ideas to the user on what topics to write about (such as Guides, Stories, Malfunction Close Calls, Drop zone antics/shenanigans, News, Milestones you or someone you know has reached, Words of wisdom, Rigging care tips &amp; tricks (get other categories ideas from the skydive Australia magazine!). </text:p>
        </text:list-item>
        <text:list-item>
          <text:p text:style-name="P115">There is currently NO blog sites orientated around skydiving in Australia, the only thing similar to this would be Facebook groups, ( LITERALLY ) This needs to be the main focus of my website! </text:p>
        </text:list-item>
        <text:list-item>
          <text:p text:style-name="P115">By gaining traction with this feature I will give my website a more organic/community based vibe and also drive more traffic to the marketplace component where I actually make the profits). (Stay away from the business image as much as possible!!!). </text:p>
        </text:list-item>
        <text:list-item>
          <text:p text:style-name="P115">( Half the reason why the Facebook marketplace is so successful is because people don’t want to deal with businesses (especially skydivers!)...... people want to deal with people. This will also solve a common mistake most marketplace entrepreneurs make of not moving their customers emotionally and stirring their passion. </text:p>
        </text:list-item>
      </text:list>
      <text:p text:style-name="P66"/>
      <text:p text:style-name="P66"><text:span text:style-name="T62">Sub Section - DZ LIVE CHAT</text:span> </text:p>
      <text:list xml:id="list3715448164" text:style-name="L21">
        <text:list-item>
          <text:p text:style-name="P116">Also in the ‘community’ section, I could have a sub section called ‘DZ Live Chat’. </text:p>
        </text:list-item>
        <text:list-item>
          <text:p text:style-name="P116">This section will essentially act as a Drop-zone Facebook page/wall that drop-zone members and staff can upload posts too such as news, announcements, questions and events.</text:p>
        </text:list-item>
        <text:list-item>
          <text:p text:style-name="P116">This sub-section ‘DZ Live Chat’ will be broken down into 10 categories/chat-channels where each category is a drop zone ( essentially each drop one is to have its own channel, simple!) </text:p>
        </text:list-item>
        <text:list-item>
          <text:p text:style-name="P116"><text:span text:style-name="T73">E</text:span>xamples of posts include: “asking if anyone is heading out to the DZ on the weekend and can pick me up on the way?”, or “Sorry members the drop zone is closed today due to bad weather”, or “Come check out this event at Toogoolawah’ this weekend!”. </text:p>
        </text:list-item>
      </text:list>
      <text:p text:style-name="P66"/>
      <text:p text:style-name="P66"><text:span text:style-name="T62">Sub Section -JUMP PROJECTS</text:span> </text:p>
      <text:list xml:id="list2986656327" text:style-name="L22">
        <text:list-item>
          <text:p text:style-name="P117">Also in the ‘community’ section, I could have a sub section called ‘projects’ or ‘jump ideas’ or ‘jump collabs’ where users can post their wild ideas they want to try pull off in the sky. </text:p>
        </text:list-item>
        <text:list-item>
          <text:p text:style-name="P117">This is where even experienced skydivers can post records they want to set out and break.</text:p>
        </text:list-item>
        <text:list-item>
          <text:p text:style-name="P117">From here users can comment on the original post to express their interest I collaborating.</text:p>
        </text:list-item>
        <text:list-item>
          <text:p text:style-name="P117">On a smaller scale this section could be great to just even see who is jumping at your local drop zone on the weekend and who is keen to work on a particular skill with you so that you can get better. </text:p>
        </text:list-item>
        <text:list-item>
          <text:p text:style-name="P117">The only other service out there that is like this section is individual drop zone Facebook groups. </text:p>
        </text:list-item>
        <text:list-item>
          <text:p text:style-name="P117">However there is NOT a central place for skydivers to post their goals in breaking a nation or worldwide record (usually these announcements would go in the Australian skydiving magazine which is slow at once a month!), that’s where this section comes in. </text:p>
        </text:list-item>
      </text:list>
      <text:p text:style-name="P66"/>
      <text:p text:style-name="P66"><text:span text:style-name="T62">Sub Section - NAUGHTY LIST</text:span> </text:p>
      <text:list xml:id="list3669186726" text:style-name="L23">
        <text:list-item>
          <text:p text:style-name="P118">Also in the ‘community’ section I could have a sub-section called ‘Wall of Shame’ or ‘Naughty List’. </text:p>
        </text:list-item>
        <text:list-item>
          <text:p text:style-name="P118"><text:soft-page-break/>This section can feature un-trustworthy / scamming sellers and general members of the skydive community who have acted in a unethical or immoral manner and as a result are a detriment to the Australian skydiving community. </text:p>
        </text:list-item>
      </text:list>
      <text:p text:style-name="P66"/>
      <text:p text:style-name="P66"><text:span text:style-name="T62">Sub Section - LOST &amp; STOLEN GEAR</text:span> </text:p>
      <text:p text:style-name="P7">Also in the ‘community’ section I could have a sub-section called ‘Lost and Stolen Gear’. This section will feature listings of gear that has either been lost or stolen, with relevant information to the incident ( see APF’s lost and stolen section for inspiration/reference ).</text:p>
      <text:p text:style-name="P7"/>
      <text:p text:style-name="P7"/>
      <text:p text:style-name="P7"/>
      <text:p text:style-name="P79"/>
      <text:p text:style-name="P7"/>
      <text:p text:style-name="P7"/>
      <text:p text:style-name="P62"/>
      <text:p text:style-name="P7"><text:span text:style-name="T2">2. </text:span><text:span text:style-name="T8">Write user stories for the application </text:span><text:span text:style-name="T8"><draw:control text:anchor-type="as-char" draw:z-index="6" draw:style-name="gr1" draw:text-style-name="P132" svg:width="0.556cm" svg:height="0.371cm" draw:control="control7"/></text:span></text:p>
      <text:p text:style-name="P2">Due: <text:span text:style-name="T23">3:30pm</text:span></text:p>
      <text:p text:style-name="P2"/>
      <text:p text:style-name="P2">Criteria: </text:p>
      <text:list xml:id="list2171378039" text:style-name="L24">
        <text:list-item>
          <text:p text:style-name="P119">User stories are well thought out, relevant, and comprehensively cover the needs of the app. <draw:control text:anchor-type="as-char" draw:z-index="7" draw:style-name="gr1" draw:text-style-name="P132" svg:width="0.556cm" svg:height="0.371cm" draw:control="control8"/></text:p>
        </text:list-item>
      </text:list>
      <text:p text:style-name="P7"/>
      <text:p text:style-name="P2"/>
      <text:p text:style-name="P2">Answer/<text:span text:style-name="T1">Status</text:span>:</text:p>
      <text:p text:style-name="P7"/>
      <text:p text:style-name="P7"/>
      <text:p text:style-name="P7">--------------------------------------------------------------&gt;</text:p>
      <text:p text:style-name="P7"/>
      <text:p text:style-name="P7"/>
      <text:p text:style-name="P7"><text:span text:style-name="T2">3. <text:s/></text:span><text:span text:style-name="T8">Create a wireframe of my application. </text:span><text:span text:style-name="T8"><draw:control text:anchor-type="as-char" draw:z-index="8" draw:style-name="gr1" draw:text-style-name="P132" svg:width="0.556cm" svg:height="0.371cm" draw:control="control9"/></text:span></text:p>
      <text:p text:style-name="P2">Due: <text:span text:style-name="T23">4:30 pm</text:span></text:p>
      <text:p text:style-name="P2">Criteria: </text:p>
      <text:list xml:id="list1504239758" text:style-name="L25">
        <text:list-item>
          <text:p text:style-name="P120">More than five detailed and well designed wireframes provided, for several different screen sizes (as required for the app). <draw:control text:anchor-type="as-char" draw:z-index="9" draw:style-name="gr1" draw:text-style-name="P132" svg:width="0.556cm" svg:height="0.371cm" draw:control="control10"/></text:p>
        </text:list-item>
      </text:list>
      <text:p text:style-name="P7"><text:s/></text:p>
      <text:p text:style-name="P2">Answer/<text:span text:style-name="T1">Status</text:span>:</text:p>
      <text:p text:style-name="P7"/>
      <text:p text:style-name="P7"/>
      <text:p text:style-name="P7">-----------------------------------------------------------→</text:p>
      <text:p text:style-name="P7"/>
      <text:p text:style-name="P7"/>
      <text:p text:style-name="P7"><text:span text:style-name="T5">4</text:span><text:span text:style-name="T3">. <text:s/></text:span><text:span text:style-name="T8">Create a mood-board for the general feel/UI of my application. </text:span><text:span text:style-name="T8"><draw:control text:anchor-type="as-char" draw:z-index="10" draw:style-name="gr1" draw:text-style-name="P132" svg:width="0.556cm" svg:height="0.371cm" draw:control="control11"/></text:span></text:p>
      <text:p text:style-name="P2">Due: <text:span text:style-name="T23">5:30 pm</text:span></text:p>
      <text:p text:style-name="P2">Criteria: </text:p>
      <text:list xml:id="list728164833" text:style-name="L26">
        <text:list-item>
          <text:p text:style-name="P91">No criteria.</text:p>
        </text:list-item>
      </text:list>
      <text:p text:style-name="P1"/>
      <text:p text:style-name="P2">Answer/<text:span text:style-name="T1">Status</text:span>:</text:p>
      <text:p text:style-name="P2"/>
      <text:p text:style-name="P2"/>
      <text:p text:style-name="P123"/>
      <text:p text:style-name="P2"/>
      <text:p text:style-name="P122">Readme.md backup: </text:p>
      <text:h text:style-name="P129" text:outline-level="1"><text:soft-page-break/>To-Do</text:h>
      <text:list xml:id="list288988012" text:style-name="L27">
        <text:list-item>
          <text:p text:style-name="P124">add dynamic styling to page links so that the link of current page is either unseen or different (active) color</text:p>
        </text:list-item>
        <text:list-item>
          <text:p text:style-name="P124">Merge feature branch with master branch</text:p>
        </text:list-item>
      </text:list>
      <text:p text:style-name="P127"><text:span text:style-name="Strong_20_Emphasis"><text:span text:style-name="T59">---------------------------------------------------</text:span></text:span></text:p>
      <text:h text:style-name="P130" text:outline-level="1"><text:bookmark text:name="user-content-documentation-requirements-as-per-assignment-criteria-repo-location-readmemd"/>Documentation Requirements As Per Assignment Criteria (Repo-location: README.md)</text:h>
      <text:p text:style-name="P127"><text:span text:style-name="Strong_20_Emphasis"><text:span text:style-name="T59">Identification of the problem I am trying to solve by building this particular marketplace app:</text:span></text:span></text:p>
      <text:p text:style-name="P127"><text:span text:style-name="Strong_20_Emphasis"><text:span text:style-name="T59">Why is it a problem that needs solving?:</text:span></text:span></text:p>
      <text:p text:style-name="P127"><text:span text:style-name="Strong_20_Emphasis"><text:span text:style-name="T59">A link to your deployed app:</text:span></text:span></text:p>
      <text:p text:style-name="P127"><text:a xlink:type="simple" xlink:href="https://desolate-scrubland-72987.herokuapp.com/" text:style-name="Internet_20_link" text:visited-style-name="Visited_20_Internet_20_Link"><text:span text:style-name="T61">https://desolate-scrubland-72987.herokuapp.com</text:span></text:a></text:p>
      <text:p text:style-name="P127"><text:span text:style-name="Strong_20_Emphasis"><text:span text:style-name="T59">A link to your GitHub repository:</text:span></text:span></text:p>
      <text:p text:style-name="P127"><text:a xlink:type="simple" xlink:href="https://github.com/fudomyo-hub/skygear" text:style-name="Internet_20_link" text:visited-style-name="Visited_20_Internet_20_Link"><text:span text:style-name="T61">https://github.com/fudomyo-hub/skygear</text:span></text:a></text:p>
      <text:h text:style-name="P131" text:outline-level="2"><text:bookmark text:name="user-content-description-of-your-marketplace-app"/>Description of your marketplace app:</text:h>
      <text:p text:style-name="P127"><text:span text:style-name="Strong_20_Emphasis"><text:span text:style-name="T59">Purpose of Skygear.com.au:</text:span></text:span><text:span text:style-name="T60"> To centralize and facilitate the buying and selling of pre-owned skydiving gear in Australia, on one easy to use platform. Furthermore, this marketplace will bring the entire Australian skydiving community under one roof with various community driven features.</text:span></text:p>
      <text:p text:style-name="P127"><text:span text:style-name="Strong_20_Emphasis"><text:span text:style-name="T59">Functionality / features:</text:span></text:span></text:p>
      <text:p text:style-name="P127"><text:span text:style-name="Strong_20_Emphasis"><text:span text:style-name="T59">Sitemap:</text:span></text:span></text:p>
      <text:p text:style-name="P127"><text:span text:style-name="Strong_20_Emphasis"><text:span text:style-name="T59">Screenshots:</text:span></text:span></text:p>
      <text:p text:style-name="P127"><text:span text:style-name="Strong_20_Emphasis"><text:span text:style-name="T59">Target audience:</text:span></text:span></text:p>
      <text:p text:style-name="P127"><text:soft-page-break/><text:span text:style-name="Strong_20_Emphasis"><text:span text:style-name="T59">Tech stack (e.g. html, css, deployment platform, etc):</text:span></text:span></text:p>
      <text:h text:style-name="P131" text:outline-level="2"><text:bookmark text:name="user-content-user-stories"/>User Stories</text:h>
      <text:h text:style-name="P131" text:outline-level="2"><text:bookmark text:name="user-content-wireframes"/>Wireframes</text:h>
      <text:h text:style-name="P131" text:outline-level="2"><text:bookmark text:name="user-content-entity-relationship-diagram--abstractions"/>Entity Relationship Diagram &amp; Abstractions</text:h>
      <text:p text:style-name="P127"><text:span text:style-name="Strong_20_Emphasis"><text:span text:style-name="T59">Explain the different high-level components (abstractions) in your app</text:span></text:span></text:p>
      <text:p text:style-name="P127"><text:span text:style-name="Strong_20_Emphasis"><text:span text:style-name="T59">Detail any third party services that your app will use</text:span></text:span></text:p>
      <text:p text:style-name="P127"><text:span text:style-name="Strong_20_Emphasis"><text:span text:style-name="T59">Describe your projects models in terms of the relationships (active record associations) they have with each other</text:span></text:span></text:p>
      <text:p text:style-name="P127"><text:span text:style-name="Strong_20_Emphasis"><text:span text:style-name="T59">Discuss the database relations to be implemented in your application</text:span></text:span></text:p>
      <text:p text:style-name="P127"><text:span text:style-name="Strong_20_Emphasis"><text:span text:style-name="T59">Provide your database schema design</text:span></text:span></text:p>
      <text:h text:style-name="P131" text:outline-level="2"><text:bookmark text:name="user-content-project-management"/>Project Management</text:h>
      <text:p text:style-name="P127"><text:span text:style-name="Strong_20_Emphasis"><text:span text:style-name="T59">Describe the way tasks are allocated and tracked in your project</text:span></text:span></text:p>
      <text:p text:style-name="P127"><text:span text:style-name="Strong_20_Emphasis"><text:span text:style-name="T59">--------------------------------------------</text:span></text:span></text:p>
      <text:h text:style-name="P131" text:outline-level="2"><text:bookmark text:name="user-content-slide-deck-repo-location-ppt"/>Slide deck (Repo-location: ppt/)</text:h>
      <text:p text:style-name="P128">You must present the plan for your website and submit your slides which will form the basis of a professional report.</text:p>
      <text:p text:style-name="P128">The presentation and associated Slide deck should include:</text:p>
      <text:list xml:id="list269820532" text:style-name="L28">
        <text:list-item>
          <text:p text:style-name="P125">An outline of the problem you were trying to solve by building this particular marketplace app, and why it’s a problem that needs solving.</text:p>
        </text:list-item>
        <text:list-item>
          <text:p text:style-name="P125">A walkthrough of your app (write a speech beforehand to follow along with).</text:p>
        </text:list-item>
      </text:list>
      <text:h text:style-name="P131" text:outline-level="2"><text:bookmark text:name="user-content-presentation-requirements"/><text:soft-page-break/>Presentation Requirements</text:h>
      <text:list xml:id="list3540689870" text:style-name="L29">
        <text:list-item>
          <text:p text:style-name="P126">Be no longer than 10 minutes.</text:p>
        </text:list-item>
        <text:list-item>
          <text:p text:style-name="P126">Utilise the submitted Slide deck.</text:p>
        </text:list-item>
        <text:list-item>
          <text:p text:style-name="P126">Answer any questions asked by my Instructor and cohort.</text:p>
        </text:list-item>
      </text:list>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22:03:52.035425877</meta:creation-date>
    <meta:generator>LibreOffice/6.0.7.3$Linux_X86_64 LibreOffice_project/00m0$Build-3</meta:generator>
    <dc:date>2019-10-29T11:52:42.931079767</dc:date>
    <meta:editing-duration>PT1H23M16S</meta:editing-duration>
    <meta:editing-cycles>6</meta:editing-cycles>
    <meta:document-statistic meta:table-count="0" meta:image-count="0" meta:object-count="0" meta:page-count="12" meta:paragraph-count="219" meta:word-count="3575" meta:character-count="21592" meta:non-whitespace-character-count="18202"/>
  </office:meta>
</office:document-meta>
</file>